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elle1" style:family="table">
      <style:table-properties style:width="15.998cm" fo:margin-left="1cm" fo:margin-right="0cm" table:align="margins"/>
    </style:style>
    <style:style style:name="Tabelle1.A" style:family="table-column">
      <style:table-column-properties style:column-width="2.665cm" style:rel-column-width="10917*"/>
    </style:style>
    <style:style style:name="Tabelle1.B" style:family="table-column">
      <style:table-column-properties style:column-width="2.667cm" style:rel-column-width="10924*"/>
    </style:style>
    <style:style style:name="Tabelle1.F" style:family="table-column">
      <style:table-column-properties style:column-width="2.669cm" style:rel-column-width="10929*"/>
    </style:style>
    <style:style style:name="Tabelle1.A1" style:family="table-cell">
      <style:table-cell-properties fo:padding="0.097cm" fo:border="none"/>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5.998cm" fo:margin-left="1cm" fo:margin-right="0cm" table:align="margins" style:may-break-between-rows="false"/>
    </style:style>
    <style:style style:name="Table4.A" style:family="table-column">
      <style:table-column-properties style:column-width="5.207cm" style:rel-column-width="21327*"/>
    </style:style>
    <style:style style:name="Table4.B" style:family="table-column">
      <style:table-column-properties style:column-width="2.752cm" style:rel-column-width="11270*"/>
    </style:style>
    <style:style style:name="Table4.C" style:family="table-column">
      <style:table-column-properties style:column-width="8.042cm" style:rel-column-width="32938*"/>
    </style:style>
    <style:style style:name="Table4.A1" style:family="table-cell">
      <style:table-cell-properties fo:padding="0cm" fo:border="none"/>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officeooo:paragraph-rsid="0045e600" style:font-style-asian="normal" style:font-style-complex="normal"/>
    </style:style>
    <style:style style:name="P3" style:family="paragraph" style:parent-style-name="Text_20_body_20_indent">
      <style:text-properties fo:font-style="normal" officeooo:paragraph-rsid="00616245" style:font-style-asian="normal" style:font-style-complex="normal"/>
    </style:style>
    <style:style style:name="P4" style:family="paragraph" style:parent-style-name="Text_20_body_20_indent">
      <style:text-properties fo:font-style="normal" officeooo:rsid="007a3685" officeooo:paragraph-rsid="007a3685" style:font-style-asian="normal" style:font-style-complex="normal"/>
    </style:style>
    <style:style style:name="P5" style:family="paragraph" style:parent-style-name="Text_20_body_20_indent">
      <style:text-properties fo:font-style="normal" officeooo:rsid="00459f7f" officeooo:paragraph-rsid="0045e600" style:font-style-asian="normal" style:font-style-complex="normal"/>
    </style:style>
    <style:style style:name="P6" style:family="paragraph" style:parent-style-name="Text_20_body_20_indent">
      <style:text-properties fo:font-style="normal" officeooo:rsid="00486fdc" officeooo:paragraph-rsid="00486fdc" style:font-style-asian="normal" style:font-style-complex="normal"/>
    </style:style>
    <style:style style:name="P7" style:family="paragraph" style:parent-style-name="Text_20_body_20_indent">
      <style:text-properties fo:font-style="normal" officeooo:rsid="00505b58" officeooo:paragraph-rsid="00505b58" style:font-style-asian="normal" style:font-style-complex="normal"/>
    </style:style>
    <style:style style:name="P8" style:family="paragraph" style:parent-style-name="Text_20_body_20_indent">
      <style:text-properties fo:font-style="normal" officeooo:rsid="006f0138" officeooo:paragraph-rsid="006f0138" style:font-style-asian="normal" style:font-style-complex="normal"/>
    </style:style>
    <style:style style:name="P9" style:family="paragraph" style:parent-style-name="Text_20_body_20_indent">
      <style:text-properties fo:font-style="normal" fo:font-weight="normal" style:font-style-asian="normal" style:font-weight-asian="normal" style:font-style-complex="normal" style:font-weight-complex="normal"/>
    </style:style>
    <style:style style:name="P10" style:family="paragraph" style:parent-style-name="Text_20_body_20_indent">
      <style:text-properties fo:font-weight="normal" style:font-weight-asian="normal" style:font-weight-complex="normal"/>
    </style:style>
    <style:style style:name="P11" style:family="paragraph" style:parent-style-name="Text_20_body_20_indent">
      <style:text-properties style:font-name="Arial"/>
    </style:style>
    <style:style style:name="P12" style:family="paragraph" style:parent-style-name="Text_20_body_20_indent">
      <style:text-properties style:font-name="Arial" fo:font-style="normal" style:font-style-asian="normal" style:font-style-complex="normal"/>
    </style:style>
    <style:style style:name="P13"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14" style:family="paragraph" style:parent-style-name="Text_20_body_20_indent">
      <style:text-properties style:font-name="Arial" fo:font-style="italic" fo:font-weight="bold" style:font-style-asian="italic" style:font-weight-asian="bold" style:font-style-complex="italic" style:font-weight-complex="bold"/>
    </style:style>
    <style:style style:name="P15" style:family="paragraph" style:parent-style-name="Text_20_body_20_indent">
      <style:text-properties fo:font-style="italic" fo:font-weight="bold" style:font-style-asian="italic" style:font-weight-asian="bold" style:font-style-complex="italic" style:font-weight-complex="bold"/>
    </style:style>
    <style:style style:name="P16" style:family="paragraph" style:parent-style-name="Text_20_body_20_indent">
      <style:text-properties officeooo:paragraph-rsid="0004eb8f"/>
    </style:style>
    <style:style style:name="P17" style:family="paragraph" style:parent-style-name="Text_20_body_20_indent">
      <style:text-properties officeooo:paragraph-rsid="000a8fbf"/>
    </style:style>
    <style:style style:name="P18" style:family="paragraph" style:parent-style-name="Text_20_body_20_indent">
      <style:text-properties officeooo:rsid="000a8fbf" officeooo:paragraph-rsid="000a8fbf"/>
    </style:style>
    <style:style style:name="P19" style:family="paragraph" style:parent-style-name="Text_20_body_20_indent">
      <style:text-properties officeooo:rsid="000a8fbf" officeooo:paragraph-rsid="000d1f06"/>
    </style:style>
    <style:style style:name="P20" style:family="paragraph" style:parent-style-name="Text_20_body_20_indent">
      <style:text-properties officeooo:paragraph-rsid="000d1f06"/>
    </style:style>
    <style:style style:name="P21" style:family="paragraph" style:parent-style-name="Text_20_body_20_indent">
      <style:text-properties officeooo:rsid="001127db" officeooo:paragraph-rsid="001127db"/>
    </style:style>
    <style:style style:name="P22" style:family="paragraph" style:parent-style-name="Text_20_body_20_indent">
      <style:text-properties officeooo:rsid="001127db" officeooo:paragraph-rsid="001e5afa"/>
    </style:style>
    <style:style style:name="P23" style:family="paragraph" style:parent-style-name="Text_20_body_20_indent">
      <style:text-properties officeooo:rsid="0012a515" officeooo:paragraph-rsid="0012a515"/>
    </style:style>
    <style:style style:name="P24" style:family="paragraph" style:parent-style-name="Text_20_body_20_indent">
      <style:text-properties officeooo:rsid="00164210" officeooo:paragraph-rsid="00164210"/>
    </style:style>
    <style:style style:name="P25" style:family="paragraph" style:parent-style-name="Text_20_body_20_indent">
      <style:text-properties officeooo:rsid="0016c9fc" officeooo:paragraph-rsid="0016c9fc"/>
    </style:style>
    <style:style style:name="P26" style:family="paragraph" style:parent-style-name="Text_20_body_20_indent">
      <style:text-properties officeooo:rsid="0016c9fc" officeooo:paragraph-rsid="007a3685"/>
    </style:style>
    <style:style style:name="P27" style:family="paragraph" style:parent-style-name="Text_20_body_20_indent">
      <style:text-properties officeooo:rsid="002dd1d9" officeooo:paragraph-rsid="002f9486"/>
    </style:style>
    <style:style style:name="P28" style:family="paragraph" style:parent-style-name="Text_20_body_20_indent">
      <style:text-properties officeooo:rsid="0033e304" officeooo:paragraph-rsid="0033e304"/>
    </style:style>
    <style:style style:name="P29" style:family="paragraph" style:parent-style-name="Text_20_body_20_indent">
      <style:text-properties officeooo:rsid="0037384c" officeooo:paragraph-rsid="0037384c"/>
    </style:style>
    <style:style style:name="P30" style:family="paragraph" style:parent-style-name="Text_20_body_20_indent">
      <style:text-properties officeooo:rsid="0038c092"/>
    </style:style>
    <style:style style:name="P31" style:family="paragraph" style:parent-style-name="Text_20_body_20_indent">
      <style:text-properties officeooo:rsid="0038c092" officeooo:paragraph-rsid="0038c092"/>
    </style:style>
    <style:style style:name="P32" style:family="paragraph" style:parent-style-name="Text_20_body_20_indent">
      <style:text-properties officeooo:paragraph-rsid="0038c092"/>
    </style:style>
    <style:style style:name="P33" style:family="paragraph" style:parent-style-name="Text_20_body_20_indent">
      <style:text-properties officeooo:paragraph-rsid="0043b64e"/>
    </style:style>
    <style:style style:name="P34" style:family="paragraph" style:parent-style-name="Text_20_body_20_indent">
      <style:text-properties officeooo:rsid="0046c237" officeooo:paragraph-rsid="0046c237"/>
    </style:style>
    <style:style style:name="P35" style:family="paragraph" style:parent-style-name="Text_20_body_20_indent">
      <style:text-properties officeooo:rsid="00486fdc" officeooo:paragraph-rsid="00486fdc"/>
    </style:style>
    <style:style style:name="P36" style:family="paragraph" style:parent-style-name="Text_20_body_20_indent">
      <style:text-properties officeooo:rsid="00505b58" officeooo:paragraph-rsid="005188e2"/>
    </style:style>
    <style:style style:name="P37" style:family="paragraph" style:parent-style-name="Text_20_body_20_indent">
      <style:text-properties officeooo:paragraph-rsid="005b192d"/>
    </style:style>
    <style:style style:name="P38" style:family="paragraph" style:parent-style-name="Text_20_body_20_indent">
      <style:text-properties officeooo:paragraph-rsid="005f817d"/>
    </style:style>
    <style:style style:name="P39" style:family="paragraph" style:parent-style-name="Text_20_body_20_indent">
      <style:text-properties officeooo:paragraph-rsid="006a43df"/>
    </style:style>
    <style:style style:name="P40" style:family="paragraph" style:parent-style-name="Text_20_body_20_indent">
      <style:text-properties officeooo:rsid="006f0138" officeooo:paragraph-rsid="00700286"/>
    </style:style>
    <style:style style:name="P41" style:family="paragraph" style:parent-style-name="Text_20_body_20_indent">
      <style:text-properties officeooo:rsid="0072a860" officeooo:paragraph-rsid="0072a860"/>
    </style:style>
    <style:style style:name="P42" style:family="paragraph" style:parent-style-name="Text_20_body_20_indent">
      <style:text-properties officeooo:rsid="0075b2fc" officeooo:paragraph-rsid="0075b2fc"/>
    </style:style>
    <style:style style:name="P43" style:family="paragraph" style:parent-style-name="Text_20_body_20_indent">
      <style:text-properties officeooo:paragraph-rsid="00779ee4"/>
    </style:style>
    <style:style style:name="P44" style:family="paragraph" style:parent-style-name="Text_20_body_20_indent">
      <style:text-properties officeooo:paragraph-rsid="007a3685"/>
    </style:style>
    <style:style style:name="P45" style:family="paragraph" style:parent-style-name="Text_20_body_20_indent">
      <style:text-properties officeooo:paragraph-rsid="00803e31"/>
    </style:style>
    <style:style style:name="P46" style:family="paragraph" style:parent-style-name="Text_20_body_20_indent">
      <style:text-properties officeooo:paragraph-rsid="0080dc22"/>
    </style:style>
    <style:style style:name="P47" style:family="paragraph" style:parent-style-name="Text_20_body_20_indent">
      <style:text-properties officeooo:rsid="004261a3" officeooo:paragraph-rsid="004261a3"/>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1"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52"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53"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54"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text-properties officeooo:rsid="000e7d26" officeooo:paragraph-rsid="000e7d26"/>
    </style:style>
    <style:style style:name="P55" style:family="paragraph" style:parent-style-name="Text_20_body_20_indent">
      <style:paragraph-properties fo:margin-left="1cm" fo:margin-right="0cm" fo:text-indent="0cm" style:auto-text-indent="false"/>
    </style:style>
    <style:style style:name="P56"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57" style:family="paragraph" style:parent-style-name="Table_20_Contents">
      <style:text-properties style:font-name="Arial"/>
    </style:style>
    <style:style style:name="P58" style:family="paragraph" style:parent-style-name="Table_20_Contents">
      <style:text-properties style:font-name="Arial" fo:font-style="italic" fo:font-weight="bold" style:font-style-asian="italic" style:font-weight-asian="bold" style:font-style-complex="italic" style:font-weight-complex="bold"/>
    </style:style>
    <style:style style:name="P59" style:family="paragraph" style:parent-style-name="Table_20_Contents">
      <style:paragraph-properties fo:text-align="center" style:justify-single-word="false"/>
    </style:style>
    <style:style style:name="P60" style:family="paragraph" style:parent-style-name="Preformatted_20_Text">
      <style:text-properties style:font-name="Courier New1"/>
    </style:style>
    <style:style style:name="P61" style:family="paragraph" style:parent-style-name="Preformatted_20_Text">
      <style:text-properties fo:font-style="normal" style:font-style-asian="normal" style:font-style-complex="normal"/>
    </style:style>
    <style:style style:name="P62" style:family="paragraph" style:parent-style-name="Preformatted_20_Text">
      <style:text-properties fo:font-style="normal" officeooo:rsid="00486fdc" officeooo:paragraph-rsid="00486fdc" style:font-style-asian="normal" style:font-style-complex="normal"/>
    </style:style>
    <style:style style:name="P63" style:family="paragraph" style:parent-style-name="Preformatted_20_Text">
      <style:text-properties fo:font-style="normal" fo:font-weight="normal" style:font-style-asian="normal" style:font-weight-asian="normal" style:font-style-complex="normal" style:font-weight-complex="normal"/>
    </style:style>
    <style:style style:name="P64" style:family="paragraph" style:parent-style-name="Preformatted_20_Text">
      <style:text-properties fo:font-weight="normal" style:font-weight-asian="normal" style:font-weight-complex="normal"/>
    </style:style>
    <style:style style:name="P65" style:family="paragraph" style:parent-style-name="Preformatted_20_Text">
      <style:text-properties officeooo:rsid="00164210" officeooo:paragraph-rsid="001cc91a"/>
    </style:style>
    <style:style style:name="P66" style:family="paragraph" style:parent-style-name="Preformatted_20_Text">
      <style:text-properties officeooo:paragraph-rsid="0032e592"/>
    </style:style>
    <style:style style:name="P67" style:family="paragraph" style:parent-style-name="Preformatted_20_Text">
      <style:text-properties officeooo:paragraph-rsid="0043b64e"/>
    </style:style>
    <style:style style:name="P68" style:family="paragraph" style:parent-style-name="Preformatted_20_Text">
      <style:text-properties officeooo:rsid="0072a860" officeooo:paragraph-rsid="0072a860"/>
    </style:style>
    <style:style style:name="P69" style:family="paragraph" style:parent-style-name="Preformatted_20_Text">
      <style:text-properties officeooo:paragraph-rsid="007a3685"/>
    </style:style>
    <style:style style:name="P70" style:family="paragraph" style:parent-style-name="Preformatted_20_Text">
      <style:text-properties officeooo:paragraph-rsid="00803e31"/>
    </style:style>
    <style:style style:name="P71" style:family="paragraph" style:parent-style-name="Tabelle_20_Quelltext">
      <style:text-properties fo:font-style="italic" style:font-style-asian="italic" style:font-style-complex="italic"/>
    </style:style>
    <style:style style:name="P72" style:family="paragraph" style:parent-style-name="Syntax_20_Notation">
      <style:text-properties officeooo:rsid="001127db" officeooo:paragraph-rsid="001127db"/>
    </style:style>
    <style:style style:name="P73" style:family="paragraph" style:parent-style-name="Syntax_20_Notation">
      <style:text-properties officeooo:paragraph-rsid="007a3685"/>
    </style:style>
    <style:style style:name="P74" style:family="paragraph" style:parent-style-name="Syntax_20_Notation">
      <style:text-properties officeooo:paragraph-rsid="00803e31"/>
    </style:style>
    <style:style style:name="P75" style:family="paragraph" style:parent-style-name="Syntax_20_Notation">
      <style:text-properties officeooo:paragraph-rsid="0080dc22"/>
    </style:style>
    <style:style style:name="P76" style:family="paragraph" style:parent-style-name="Text_20_body">
      <style:paragraph-properties fo:margin-left="0cm" fo:margin-right="0cm" fo:text-indent="0cm" style:auto-text-indent="false">
        <style:tab-stops>
          <style:tab-stop style:position="12.499cm" style:leader-style="dotted" style:leader-text="."/>
        </style:tab-stops>
      </style:paragraph-properties>
    </style:style>
    <style:style style:name="P77" style:family="paragraph" style:parent-style-name="Heading_20_1">
      <style:paragraph-properties fo:text-align="center" style:justify-single-word="false"/>
      <style:text-properties fo:font-size="22pt" style:font-size-asian="22pt" style:font-size-complex="22pt"/>
    </style:style>
    <style:style style:name="P78" style:family="paragraph" style:parent-style-name="Heading_20_1">
      <style:paragraph-properties fo:break-before="page"/>
    </style:style>
    <style:style style:name="P79" style:family="paragraph" style:parent-style-name="Heading_20_1">
      <style:paragraph-properties fo:break-before="page">
        <style:tab-stops>
          <style:tab-stop style:position="14.155cm"/>
        </style:tab-stops>
      </style:paragraph-properties>
      <style:text-properties style:use-window-font-color="true"/>
    </style:style>
    <style:style style:name="P80" style:family="paragraph" style:parent-style-name="Text_20_body_20_indent" style:list-style-name="L5"/>
    <style:style style:name="P81" style:family="paragraph" style:parent-style-name="Text_20_body_20_indent" style:list-style-name="L6"/>
    <style:style style:name="P82" style:family="paragraph" style:parent-style-name="Text_20_body_20_indent" style:list-style-name="L7"/>
    <style:style style:name="P83" style:family="paragraph" style:parent-style-name="Text_20_body_20_indent" style:list-style-name="L8"/>
    <style:style style:name="P84" style:family="paragraph" style:parent-style-name="Text_20_body_20_indent" style:list-style-name="L8">
      <style:text-properties fo:font-style="normal" style:font-style-asian="normal" style:font-style-complex="normal"/>
    </style:style>
    <style:style style:name="P85" style:family="paragraph" style:parent-style-name="Text_20_body_20_indent">
      <style:text-properties officeooo:rsid="0082acb2" officeooo:paragraph-rsid="0082acb2"/>
    </style:style>
    <style:style style:name="P86" style:family="paragraph" style:parent-style-name="Text_20_body_20_indent">
      <style:text-properties officeooo:rsid="0083d62e" officeooo:paragraph-rsid="0083d62e"/>
    </style:style>
    <style:style style:name="P87" style:family="paragraph" style:parent-style-name="Text_20_body_20_indent">
      <style:text-properties officeooo:rsid="00895598" officeooo:paragraph-rsid="00895598"/>
    </style:style>
    <style:style style:name="P88" style:family="paragraph" style:parent-style-name="Text_20_body_20_indent">
      <style:text-properties officeooo:paragraph-rsid="0038c092"/>
    </style:style>
    <style:style style:name="P89" style:family="paragraph" style:parent-style-name="Text_20_body_20_indent">
      <style:text-properties officeooo:rsid="008ea675" officeooo:paragraph-rsid="008ea675"/>
    </style:style>
    <style:style style:name="P90" style:family="paragraph" style:parent-style-name="Text_20_body_20_indent">
      <style:text-properties officeooo:rsid="008ea675" officeooo:paragraph-rsid="0094cf98"/>
    </style:style>
    <style:style style:name="P91" style:family="paragraph" style:parent-style-name="Text_20_body_20_indent">
      <style:text-properties officeooo:rsid="0091e4a4" officeooo:paragraph-rsid="0091e4a4"/>
    </style:style>
    <style:style style:name="P92" style:family="paragraph" style:parent-style-name="Text_20_body_20_indent">
      <style:text-properties officeooo:rsid="00999b8b" officeooo:paragraph-rsid="00999b8b"/>
    </style:style>
    <style:style style:name="P93"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94" style:family="paragraph" style:parent-style-name="Heading_20_3">
      <style:paragraph-properties fo:break-before="page"/>
    </style:style>
    <style:style style:name="P95" style:family="paragraph" style:parent-style-name="Heading_20_3">
      <style:paragraph-properties fo:break-before="page"/>
      <style:text-properties fo:font-style="normal" style:font-style-asian="normal" style:font-style-complex="normal"/>
    </style:style>
    <style:style style:name="P96" style:family="paragraph" style:parent-style-name="Heading_20_3">
      <style:paragraph-properties fo:break-before="page"/>
      <style:text-properties officeooo:paragraph-rsid="0082acb2"/>
    </style:style>
    <style:style style:name="P97" style:family="paragraph" style:parent-style-name="Heading_20_5">
      <style:text-properties officeooo:rsid="0004eb8f" officeooo:paragraph-rsid="0004eb8f"/>
    </style:style>
    <style:style style:name="P98" style:family="paragraph" style:parent-style-name="Heading_20_5">
      <style:text-properties officeooo:paragraph-rsid="0080dc22"/>
    </style:style>
    <style:style style:name="P99" style:family="paragraph" style:parent-style-name="Heading_20_5">
      <style:text-properties fo:font-style="normal" style:font-style-asian="normal" style:font-style-complex="normal"/>
    </style:style>
    <style:style style:name="P100" style:family="paragraph" style:parent-style-name="Heading_20_5">
      <style:paragraph-properties fo:break-before="page"/>
    </style:style>
    <style:style style:name="P101" style:family="paragraph" style:parent-style-name="Heading_20_7">
      <style:text-properties officeooo:rsid="000fa9dd" officeooo:paragraph-rsid="000fa9dd"/>
    </style:style>
    <style:style style:name="P102" style:family="paragraph" style:parent-style-name="Heading_20_7">
      <style:text-properties fo:font-style="normal" style:font-style-asian="normal" style:font-style-complex="normal"/>
    </style:style>
    <style:style style:name="P103" style:family="paragraph" style:parent-style-name="Heading_20_7">
      <style:text-properties fo:font-style="normal" officeooo:rsid="007bbb85" officeooo:paragraph-rsid="007bbb85" style:font-style-asian="normal" style:font-style-complex="normal"/>
    </style:style>
    <style:style style:name="P104" style:family="paragraph" style:parent-style-name="Heading_20_7">
      <style:text-properties fo:font-style="normal" officeooo:rsid="006f0138" officeooo:paragraph-rsid="006f0138" style:font-style-asian="normal" style:font-style-complex="normal"/>
    </style:style>
    <style:style style:name="P105" style:family="paragraph" style:parent-style-name="Heading_20_7">
      <style:text-properties officeooo:rsid="0038c092" officeooo:paragraph-rsid="0038c092"/>
    </style:style>
    <style:style style:name="P106" style:family="paragraph" style:parent-style-name="Heading_20_7">
      <style:text-properties officeooo:rsid="008d1454" officeooo:paragraph-rsid="008d1454"/>
    </style:style>
    <style:style style:name="P107" style:family="paragraph" style:parent-style-name="Heading_20_7">
      <style:text-properties officeooo:rsid="008ea675" officeooo:paragraph-rsid="008ea675"/>
    </style:style>
    <style:style style:name="P108" style:family="paragraph" style:parent-style-name="Preformatted_20_Text">
      <style:text-properties officeooo:rsid="0082acb2" officeooo:paragraph-rsid="0082acb2"/>
    </style:style>
    <style:style style:name="P109" style:family="paragraph" style:parent-style-name="Preformatted_20_Text">
      <style:text-properties officeooo:rsid="00895598" officeooo:paragraph-rsid="00895598"/>
    </style:style>
    <style:style style:name="P110" style:family="paragraph" style:parent-style-name="Preformatted_20_Text">
      <style:text-properties officeooo:rsid="008ea675" officeooo:paragraph-rsid="008ea675"/>
    </style:style>
    <style:style style:name="P111" style:family="paragraph" style:parent-style-name="Preformatted_20_Text">
      <style:text-properties officeooo:rsid="008ea675" officeooo:paragraph-rsid="0092da70"/>
    </style:style>
    <style:style style:name="P112" style:family="paragraph" style:parent-style-name="Text_20_body" style:list-style-name="L1">
      <style:paragraph-properties>
        <style:tab-stops>
          <style:tab-stop style:position="15cm" style:leader-style="dotted" style:leader-text="."/>
        </style:tab-stops>
      </style:paragraph-properties>
    </style:style>
    <style:style style:name="P113" style:family="paragraph" style:parent-style-name="Text_20_body" style:list-style-name="L1">
      <style:paragraph-properties fo:margin-top="0cm" fo:margin-bottom="0.212cm" style:contextual-spacing="false">
        <style:tab-stops>
          <style:tab-stop style:position="15cm" style:leader-style="dotted" style:leader-text="."/>
        </style:tab-stops>
      </style:paragraph-properties>
    </style:style>
    <style:style style:name="P114"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115"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116" style:family="paragraph" style:parent-style-name="Text_20_body" style:list-style-name="L2">
      <style:paragraph-properties fo:margin-top="0cm" fo:margin-bottom="0cm" style:contextual-spacing="false"/>
      <style:text-properties officeooo:rsid="000466de" officeooo:paragraph-rsid="000466de"/>
    </style:style>
    <style:style style:name="P117" style:family="paragraph" style:parent-style-name="Text_20_body" style:list-style-name="L3">
      <style:paragraph-properties fo:margin-top="0cm" fo:margin-bottom="0cm" style:contextual-spacing="false"/>
      <style:text-properties officeooo:rsid="000466de" officeooo:paragraph-rsid="000466de"/>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officeooo:rsid="001de2dd" style:font-style-asian="italic" style:font-style-complex="italic"/>
    </style:style>
    <style:style style:name="T4" style:family="text">
      <style:text-properties fo:font-style="italic"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4180c" style:font-style-asian="normal" style:font-style-complex="normal"/>
    </style:style>
    <style:style style:name="T11" style:family="text">
      <style:text-properties fo:font-style="normal" officeooo:rsid="002a7ba0" style:font-style-asian="normal" style:font-style-complex="normal"/>
    </style:style>
    <style:style style:name="T12" style:family="text">
      <style:text-properties fo:font-style="normal" officeooo:rsid="002f5bf7" style:font-style-asian="normal" style:font-style-complex="normal"/>
    </style:style>
    <style:style style:name="T13" style:family="text">
      <style:text-properties fo:font-style="normal" officeooo:rsid="003195f7" style:font-style-asian="normal" style:font-style-complex="normal"/>
    </style:style>
    <style:style style:name="T14" style:family="text">
      <style:text-properties fo:font-style="normal" officeooo:rsid="0049d127" style:font-style-asian="normal" style:font-style-complex="normal"/>
    </style:style>
    <style:style style:name="T15" style:family="text">
      <style:text-properties fo:font-style="normal" officeooo:rsid="004b97c4" style:font-style-asian="normal" style:font-style-complex="normal"/>
    </style:style>
    <style:style style:name="T16" style:family="text">
      <style:text-properties fo:font-style="normal" officeooo:rsid="004d82a0" style:font-style-asian="normal" style:font-style-complex="normal"/>
    </style:style>
    <style:style style:name="T17" style:family="text">
      <style:text-properties fo:font-style="normal" officeooo:rsid="00537c26" style:font-style-asian="normal" style:font-style-complex="normal"/>
    </style:style>
    <style:style style:name="T18" style:family="text">
      <style:text-properties fo:font-style="normal" officeooo:rsid="005960c2" style:font-style-asian="normal" style:font-style-complex="normal"/>
    </style:style>
    <style:style style:name="T19" style:family="text">
      <style:text-properties fo:font-style="normal" officeooo:rsid="005f817d" style:font-style-asian="normal" style:font-style-complex="normal"/>
    </style:style>
    <style:style style:name="T20" style:family="text">
      <style:text-properties fo:font-style="normal" officeooo:rsid="006d0e50" style:font-style-asian="normal" style:font-style-complex="normal"/>
    </style:style>
    <style:style style:name="T21" style:family="text">
      <style:text-properties fo:font-style="normal" officeooo:rsid="006de108" style:font-style-asian="normal" style:font-style-complex="normal"/>
    </style:style>
    <style:style style:name="T22" style:family="text">
      <style:text-properties fo:font-style="normal" officeooo:rsid="006f2411" style:font-style-asian="normal" style:font-style-complex="normal"/>
    </style:style>
    <style:style style:name="T23" style:family="text">
      <style:text-properties fo:font-style="normal" officeooo:rsid="00700286" style:font-style-asian="normal" style:font-style-complex="normal"/>
    </style:style>
    <style:style style:name="T24" style:family="text">
      <style:text-properties fo:font-style="normal" officeooo:rsid="007066c0" style:font-style-asian="normal" style:font-style-complex="normal"/>
    </style:style>
    <style:style style:name="T25" style:family="text">
      <style:text-properties fo:font-style="normal" officeooo:rsid="0070941f" style:font-style-asian="normal" style:font-style-complex="normal"/>
    </style:style>
    <style:style style:name="T26" style:family="text">
      <style:text-properties fo:font-style="normal" officeooo:rsid="0070e704" style:font-style-asian="normal" style:font-style-complex="normal"/>
    </style:style>
    <style:style style:name="T27" style:family="text">
      <style:text-properties fo:font-style="normal" officeooo:rsid="008b0743" style:font-style-asian="normal" style:font-style-complex="normal"/>
    </style:style>
    <style:style style:name="T28" style:family="text">
      <style:text-properties fo:font-style="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font-name="Courier New1"/>
    </style:style>
    <style:style style:name="T31" style:family="text">
      <style:text-properties style:font-name="Arial"/>
    </style:style>
    <style:style style:name="T32" style:family="text">
      <style:text-properties style:font-name="Arial" fo:font-style="normal" fo:font-weight="normal" style:font-style-asian="normal" style:font-weight-asian="normal" style:font-style-complex="normal" style:font-weight-complex="normal"/>
    </style:style>
    <style:style style:name="T33" style:family="text">
      <style:text-properties style:font-name="Arial"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style:font-name="Courier New3"/>
    </style:style>
    <style:style style:name="T36" style:family="text">
      <style:text-properties style:font-style-asian="normal" style:font-style-complex="normal"/>
    </style:style>
    <style:style style:name="T37" style:family="text">
      <style:text-properties style:use-window-font-color="true" fo:font-style="italic" style:font-style-asian="italic" style:font-style-complex="italic"/>
    </style:style>
    <style:style style:name="T38" style:family="text">
      <style:text-properties officeooo:rsid="000466de"/>
    </style:style>
    <style:style style:name="T39" style:family="text">
      <style:text-properties officeooo:rsid="0004eb8f"/>
    </style:style>
    <style:style style:name="T40" style:family="text">
      <style:text-properties officeooo:rsid="000a8fbf"/>
    </style:style>
    <style:style style:name="T41" style:family="text">
      <style:text-properties officeooo:rsid="00122043"/>
    </style:style>
    <style:style style:name="T42" style:family="text">
      <style:text-properties officeooo:rsid="00152c6c"/>
    </style:style>
    <style:style style:name="T43" style:family="text">
      <style:text-properties officeooo:rsid="0015ae7f"/>
    </style:style>
    <style:style style:name="T44" style:family="text">
      <style:text-properties officeooo:rsid="001a17f6"/>
    </style:style>
    <style:style style:name="T45" style:family="text">
      <style:text-properties officeooo:rsid="001e5afa"/>
    </style:style>
    <style:style style:name="T46" style:family="text">
      <style:text-properties officeooo:rsid="002bfcad"/>
    </style:style>
    <style:style style:name="T47" style:family="text">
      <style:text-properties officeooo:rsid="002f9486"/>
    </style:style>
    <style:style style:name="T48" style:family="text">
      <style:text-properties officeooo:rsid="0032e592"/>
    </style:style>
    <style:style style:name="T49" style:family="text">
      <style:text-properties style:text-underline-style="solid" style:text-underline-width="auto" style:text-underline-color="font-color"/>
    </style:style>
    <style:style style:name="T50" style:family="text">
      <style:text-properties officeooo:rsid="003508be"/>
    </style:style>
    <style:style style:name="T51" style:family="text">
      <style:text-properties officeooo:rsid="0038c092"/>
    </style:style>
    <style:style style:name="T52" style:family="text">
      <style:text-properties officeooo:rsid="0041eeaa"/>
    </style:style>
    <style:style style:name="T53" style:family="text">
      <style:text-properties officeooo:rsid="004261a3"/>
    </style:style>
    <style:style style:name="T54" style:family="text">
      <style:text-properties officeooo:rsid="00459f7f"/>
    </style:style>
    <style:style style:name="T55" style:family="text">
      <style:text-properties officeooo:rsid="0046c237"/>
    </style:style>
    <style:style style:name="T56" style:family="text">
      <style:text-properties officeooo:rsid="004c48ab"/>
    </style:style>
    <style:style style:name="T57" style:family="text">
      <style:text-properties officeooo:rsid="0054b227"/>
    </style:style>
    <style:style style:name="T58" style:family="text">
      <style:text-properties officeooo:rsid="00554609"/>
    </style:style>
    <style:style style:name="T59" style:family="text">
      <style:text-properties officeooo:rsid="005604a8"/>
    </style:style>
    <style:style style:name="T60" style:family="text">
      <style:text-properties officeooo:rsid="00578a01"/>
    </style:style>
    <style:style style:name="T61" style:family="text">
      <style:text-properties officeooo:rsid="005960c2"/>
    </style:style>
    <style:style style:name="T62" style:family="text">
      <style:text-properties officeooo:rsid="005c89f4"/>
    </style:style>
    <style:style style:name="T63" style:family="text">
      <style:text-properties officeooo:rsid="005e2c2e"/>
    </style:style>
    <style:style style:name="T64" style:family="text">
      <style:text-properties officeooo:rsid="0063d9a4"/>
    </style:style>
    <style:style style:name="T65" style:family="text">
      <style:text-properties officeooo:rsid="0068ad78"/>
    </style:style>
    <style:style style:name="T66" style:family="text">
      <style:text-properties officeooo:rsid="0072e88d"/>
    </style:style>
    <style:style style:name="T67" style:family="text">
      <style:text-properties officeooo:rsid="00748ac0"/>
    </style:style>
    <style:style style:name="T68" style:family="text">
      <style:text-properties officeooo:rsid="00751a9f"/>
    </style:style>
    <style:style style:name="T69" style:family="text">
      <style:text-properties officeooo:rsid="0077d22c"/>
    </style:style>
    <style:style style:name="T70" style:family="text">
      <style:text-properties officeooo:rsid="00785d69"/>
    </style:style>
    <style:style style:name="T71" style:family="text">
      <style:text-properties officeooo:rsid="0081e21d"/>
    </style:style>
    <style:style style:name="T72" style:family="text">
      <style:text-properties officeooo:rsid="008510e7"/>
    </style:style>
    <style:style style:name="T73" style:family="text">
      <style:text-properties officeooo:rsid="00904669"/>
    </style:style>
    <style:style style:name="T74" style:family="text">
      <style:text-properties officeooo:rsid="0092da70"/>
    </style:style>
    <style:style style:name="T75" style:family="text">
      <style:text-properties officeooo:rsid="0093b4cf"/>
    </style:style>
    <style:style style:name="T76" style:family="text">
      <style:text-properties officeooo:rsid="0094cf98"/>
    </style:style>
    <style:style style:name="T77" style:family="text">
      <style:text-properties officeooo:rsid="00969f8b"/>
    </style:style>
    <style:style style:name="T78" style:family="text">
      <style:text-properties officeooo:rsid="00994ad8"/>
    </style:style>
    <style:style style:name="T79" style:family="text">
      <style:text-properties officeooo:rsid="0099f5e3"/>
    </style:style>
    <style:style style:name="T80" style:family="text">
      <style:text-properties officeooo:rsid="009c0433"/>
    </style:style>
    <style:style style:name="T81" style:family="text">
      <style:text-properties officeooo:rsid="009ccf48"/>
    </style:style>
    <style:style style:name="T82"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JewelScript Reference Manual</text:h>
      <text:p text:style-name="Text_20_body"/>
      <text:p text:style-name="P49">Version 1.<text:span text:style-name="T38">1</text:span>, <text:span text:style-name="T38">April</text:span> 201<text:span text:style-name="T38">4</text:span></text:p>
      <text:p text:style-name="Text_20_body"/>
      <text:p text:style-name="P50">www.jewe.org</text:p>
      <text:p text:style-name="P48"/>
      <text:h text:style-name="P79" text:outline-level="1">Table of Contents - <text:reference-mark-start text:name="toc"/>TOC<text:reference-mark-end text:name="toc"/></text:h>
      <text:p text:style-name="Text_20_body"/>
      <text:list xml:id="list4202846073674426462" text:style-name="L1">
        <text:list-item>
          <text:p text:style-name="P112"><text:reference-ref text:reference-format="text" text:ref-name="Intro">Introduction</text:reference-ref><text:tab/><text:reference-ref text:reference-format="page" text:ref-name="Intro">5</text:reference-ref></text:p>
        </text:list-item>
        <text:list-item>
          <text:p text:style-name="P113"><text:reference-ref text:reference-format="text" text:ref-name="LangRef">Language Documentation</text:reference-ref><text:tab/><text:reference-ref text:reference-format="page" text:ref-name="LangRef">7</text:reference-ref></text:p>
          <text:p text:style-name="P114"><text:reference-ref text:reference-format="text" text:ref-name="Lexical">Lexical structure</text:reference-ref><text:tab/><text:reference-ref text:reference-format="page" text:ref-name="Lexical">8</text:reference-ref></text:p>
          <text:p text:style-name="P115"><text:reference-ref text:reference-format="text" text:ref-name="Identifiers">Identifiers</text:reference-ref><text:tab/><text:reference-ref text:reference-format="page" text:ref-name="Identifiers">8</text:reference-ref></text:p>
          <text:p text:style-name="P115"><text:reference-ref text:reference-format="text" text:ref-name="Keywords">Keywords</text:reference-ref><text:tab/><text:reference-ref text:reference-format="page" text:ref-name="Keywords">8</text:reference-ref></text:p>
          <text:p text:style-name="P115"><text:reference-ref text:reference-format="text" text:ref-name="Operators">Operators</text:reference-ref><text:tab/><text:reference-ref text:reference-format="page" text:ref-name="Operators">8</text:reference-ref></text:p>
          <text:p text:style-name="P115"><text:reference-ref text:reference-format="text" text:ref-name="OtherToken">Other tokens</text:reference-ref><text:tab/><text:reference-ref text:reference-format="page" text:ref-name="OtherToken">8</text:reference-ref></text:p>
          <text:p text:style-name="P115"><text:reference-ref text:reference-format="text" text:ref-name="Literals">Literals</text:reference-ref><text:tab/><text:reference-ref text:reference-format="page" text:ref-name="Literals">8</text:reference-ref></text:p>
          <text:p text:style-name="P115"><text:reference-ref text:reference-format="text" text:ref-name="Comments">Comments</text:reference-ref><text:tab/><text:reference-ref text:reference-format="page" text:ref-name="Comments">9</text:reference-ref></text:p>
        </text:list-item>
      </text:list>
      <text:p text:style-name="P51"><text:reference-ref text:reference-format="text" text:ref-name="builtintypes">Built-in data types</text:reference-ref><text:tab/><text:reference-ref text:reference-format="page" text:ref-name="builtintypes">10</text:reference-ref></text:p>
      <text:p text:style-name="P52"><text:reference-ref text:reference-format="text" text:ref-name="type_null">null</text:reference-ref><text:tab/><text:reference-ref text:reference-format="page" text:ref-name="type_null">10</text:reference-ref></text:p>
      <text:p text:style-name="P52"><text:reference-ref text:reference-format="text" text:ref-name="type_long">int</text:reference-ref><text:tab/><text:reference-ref text:reference-format="page" text:ref-name="type_long">10</text:reference-ref></text:p>
      <text:p text:style-name="P52"><text:reference-ref text:reference-format="text" text:ref-name="type_float">float</text:reference-ref><text:tab/><text:reference-ref text:reference-format="page" text:ref-name="type_float">10</text:reference-ref></text:p>
      <text:p text:style-name="P52"><text:reference-ref text:reference-format="text" text:ref-name="type_string">string</text:reference-ref><text:tab/><text:reference-ref text:reference-format="page" text:ref-name="type_string">10</text:reference-ref></text:p>
      <text:p text:style-name="P52"><text:reference-ref text:reference-format="text" text:ref-name="type_array">array</text:reference-ref><text:tab/><text:reference-ref text:reference-format="page" text:ref-name="type_array">11</text:reference-ref></text:p>
      <text:p text:style-name="P52"><text:reference-ref text:reference-format="text" text:ref-name="type_list">list</text:reference-ref><text:tab/><text:reference-ref text:reference-format="page" text:ref-name="type_list">12</text:reference-ref></text:p>
      <text:p text:style-name="P52"><text:reference-ref text:reference-format="text" text:ref-name="type_table">table</text:reference-ref><text:tab/><text:reference-ref text:reference-format="page" text:ref-name="type_table">13</text:reference-ref></text:p>
      <text:p text:style-name="P52"><text:reference-ref text:reference-format="text" text:ref-name="type_iter">iterator</text:reference-ref><text:tab/><text:reference-ref text:reference-format="page" text:ref-name="type_iter">13</text:reference-ref></text:p>
      <text:p text:style-name="P52"><text:reference-ref text:reference-format="text" text:ref-name="type_var">var</text:reference-ref><text:tab/><text:reference-ref text:reference-format="page" text:ref-name="type_var">14</text:reference-ref></text:p>
      <text:p text:style-name="P51"><text:reference-ref text:reference-format="text" text:ref-name="Expressions">Expressions</text:reference-ref><text:tab/><text:reference-ref text:reference-format="page" text:ref-name="Expressions">15</text:reference-ref></text:p>
      <text:p text:style-name="P52"><text:reference-ref text:reference-format="text" text:ref-name="Expr_Operators">Operators</text:reference-ref><text:tab/><text:reference-ref text:reference-format="page" text:ref-name="Expr_Operators">15</text:reference-ref></text:p>
      <text:p text:style-name="P53"><text:reference-ref text:reference-format="text" text:ref-name="Assignment">Assignment</text:reference-ref><text:tab/><text:reference-ref text:reference-format="page" text:ref-name="Assignment">15</text:reference-ref></text:p>
      <text:p text:style-name="P53"><text:reference-ref text:reference-format="text" text:ref-name="Arithmetic">Arithmetic</text:reference-ref><text:tab/><text:reference-ref text:reference-format="page" text:ref-name="Arithmetic">15</text:reference-ref></text:p>
      <text:p text:style-name="P53"><text:reference-ref text:reference-format="text" text:ref-name="Relational">Relational</text:reference-ref><text:tab/><text:reference-ref text:reference-format="page" text:ref-name="Relational">16</text:reference-ref></text:p>
      <text:p text:style-name="P53"><text:reference-ref text:reference-format="text" text:ref-name="Logical">Logical</text:reference-ref><text:tab/><text:reference-ref text:reference-format="page" text:ref-name="Logical">16</text:reference-ref></text:p>
      <text:p text:style-name="P53"><text:reference-ref text:reference-format="text" text:ref-name="Bitwise">Bitwise</text:reference-ref><text:tab/><text:reference-ref text:reference-format="page" text:ref-name="Bitwise">16</text:reference-ref></text:p>
      <text:p text:style-name="P53"><text:reference-ref text:reference-format="text" text:ref-name="Operator_square">Operator [ ]</text:reference-ref><text:tab/><text:reference-ref text:reference-format="page" text:ref-name="Operator_square">16</text:reference-ref></text:p>
      <text:p text:style-name="P53"><text:reference-ref text:reference-format="text" text:ref-name="Operator_sameref">Operator sameref()</text:reference-ref><text:tab/><text:reference-ref text:reference-format="page" text:ref-name="Operator_sameref">17</text:reference-ref></text:p>
      <text:p text:style-name="P53"><text:reference-ref text:reference-format="text" text:ref-name="typeof_operator">Operator typeof()</text:reference-ref><text:tab/><text:reference-ref text:reference-format="page" text:ref-name="typeof_operator">17</text:reference-ref></text:p>
      <text:p text:style-name="P53"><text:reference-ref text:reference-format="text" text:ref-name="Operator_new">Operator new</text:reference-ref><text:tab/><text:reference-ref text:reference-format="page" text:ref-name="Operator_new">17</text:reference-ref></text:p>
      <text:p text:style-name="P53"><text:reference-ref text:reference-format="text" text:ref-name="Operator_typecast">Typecast operator</text:reference-ref><text:tab/><text:reference-ref text:reference-format="page" text:ref-name="Operator_typecast">18</text:reference-ref></text:p>
      <text:p text:style-name="P53"><text:reference-ref text:reference-format="text" text:ref-name="Operator_precedence">Operator precedence</text:reference-ref><text:tab/><text:reference-ref text:reference-format="page" text:ref-name="Operator_precedence">19</text:reference-ref></text:p>
      <text:p text:style-name="P52"><text:reference-ref text:reference-format="text" text:ref-name="array_ctor">Array constructor</text:reference-ref><text:tab/><text:reference-ref text:reference-format="page" text:ref-name="array_ctor">19</text:reference-ref></text:p>
      <text:p text:style-name="P52"><text:reference-ref text:reference-format="text" text:ref-name="func_call_expr">Function call</text:reference-ref><text:tab/><text:reference-ref text:reference-format="page" text:ref-name="func_call_expr">20</text:reference-ref></text:p>
      <text:p text:style-name="P52"><text:reference-ref text:reference-format="text" text:ref-name="cofunc_inst">Co-function instantiation</text:reference-ref><text:tab/><text:reference-ref text:reference-format="page" text:ref-name="cofunc_inst">20</text:reference-ref></text:p>
      <text:p text:style-name="P52"><text:reference-ref text:reference-format="text" text:ref-name="cofunc_resume">Co-function resume</text:reference-ref><text:tab/><text:reference-ref text:reference-format="page" text:ref-name="cofunc_resume">20</text:reference-ref></text:p>
      <text:p text:style-name="P51"><text:reference-ref text:reference-format="text" text:ref-name="Statements">Statements</text:reference-ref><text:tab/><text:reference-ref text:reference-format="page" text:ref-name="Statements">21</text:reference-ref></text:p>
      <text:p text:style-name="P52"><text:soft-page-break/><text:reference-ref text:reference-format="text" text:ref-name="stat_block">Block</text:reference-ref><text:tab/><text:reference-ref text:reference-format="page" text:ref-name="stat_block">21</text:reference-ref></text:p>
      <text:p text:style-name="P52"><text:reference-ref text:reference-format="text" text:ref-name="stat_controlflow">Control Flow</text:reference-ref><text:tab/><text:reference-ref text:reference-format="page" text:ref-name="stat_controlflow">22</text:reference-ref></text:p>
      <text:p text:style-name="P53"><text:reference-ref text:reference-format="text" text:ref-name="stat_if">if / else / else-if</text:reference-ref><text:tab/><text:reference-ref text:reference-format="page" text:ref-name="stat_if">22</text:reference-ref></text:p>
      <text:p text:style-name="P53"><text:reference-ref text:reference-format="text" text:ref-name="stat_switch">switch</text:reference-ref><text:tab/><text:reference-ref text:reference-format="page" text:ref-name="stat_switch">22</text:reference-ref></text:p>
      <text:p text:style-name="P54"><text:reference-ref text:reference-format="text" text:ref-name="stat_clause">clause / goto</text:reference-ref><text:tab/><text:reference-ref text:reference-format="page" text:ref-name="stat_clause">24</text:reference-ref></text:p>
      <text:p text:style-name="P54"><text:reference-ref text:reference-format="text" text:ref-name="stat_break">break</text:reference-ref><text:tab/><text:reference-ref text:reference-format="page" text:ref-name="stat_break">24</text:reference-ref></text:p>
      <text:p text:style-name="P54"><text:reference-ref text:reference-format="text" text:ref-name="stat_continue">continue</text:reference-ref><text:tab/><text:reference-ref text:reference-format="page" text:ref-name="stat_continue">25</text:reference-ref></text:p>
      <text:p text:style-name="P54"><text:reference-ref text:reference-format="text" text:ref-name="stat_return">return</text:reference-ref><text:tab/><text:reference-ref text:reference-format="page" text:ref-name="stat_return">25</text:reference-ref></text:p>
      <text:p text:style-name="P54"><text:reference-ref text:reference-format="text" text:ref-name="stat_yield">yield</text:reference-ref><text:tab/><text:reference-ref text:reference-format="page" text:ref-name="stat_yield">25</text:reference-ref></text:p>
      <text:p text:style-name="P54"><text:reference-ref text:reference-format="text" text:ref-name="throw_kwd">throw</text:reference-ref><text:tab/><text:reference-ref text:reference-format="page" text:ref-name="throw_kwd">25</text:reference-ref></text:p>
      <text:p text:style-name="P52"><text:reference-ref text:reference-format="text" text:ref-name="stat_loops">Loops</text:reference-ref><text:tab/><text:reference-ref text:reference-format="page" text:ref-name="stat_loops">25</text:reference-ref></text:p>
      <text:p text:style-name="P53"><text:reference-ref text:reference-format="text" text:ref-name="stat_while">while</text:reference-ref><text:tab/><text:reference-ref text:reference-format="page" text:ref-name="stat_while">26</text:reference-ref></text:p>
      <text:p text:style-name="P53"><text:reference-ref text:reference-format="text" text:ref-name="stat_do_while">do-while</text:reference-ref><text:tab/><text:reference-ref text:reference-format="page" text:ref-name="stat_do_while">26</text:reference-ref></text:p>
      <text:p text:style-name="P53"><text:reference-ref text:reference-format="text" text:ref-name="stat_for">for</text:reference-ref><text:tab/><text:reference-ref text:reference-format="page" text:ref-name="stat_for">26</text:reference-ref></text:p>
      <text:p text:style-name="P52"><text:reference-ref text:reference-format="text" text:ref-name="stat_import">import</text:reference-ref><text:tab/><text:reference-ref text:reference-format="page" text:ref-name="stat_import">27</text:reference-ref></text:p>
      <text:p text:style-name="P52"><text:reference-ref text:reference-format="text" text:ref-name="stat_using">using</text:reference-ref><text:tab/><text:reference-ref text:reference-format="page" text:ref-name="stat_using">29</text:reference-ref></text:p>
      <text:p text:style-name="P52"><text:reference-ref text:reference-format="text" text:ref-name="stat_option">option</text:reference-ref><text:tab/><text:reference-ref text:reference-format="page" text:ref-name="stat_option">30</text:reference-ref></text:p>
      <text:p text:style-name="P52"><text:reference-ref text:reference-format="text" text:ref-name="__brk">__brk</text:reference-ref><text:tab/><text:reference-ref text:reference-format="page" text:ref-name="__brk">32</text:reference-ref></text:p>
      <text:p text:style-name="P52"><text:reference-ref text:reference-format="text" text:ref-name="var_decl_def">Variable declaration, definition</text:reference-ref><text:tab/><text:reference-ref text:reference-format="page" text:ref-name="var_decl_def">32</text:reference-ref></text:p>
      <text:p text:style-name="P52"><text:reference-ref text:reference-format="text" text:ref-name="stat_func">Function declaration, definition</text:reference-ref><text:tab/><text:reference-ref text:reference-format="page" text:ref-name="stat_func">32</text:reference-ref></text:p>
      <text:p text:style-name="P52"><text:reference-ref text:reference-format="text" text:ref-name="stat_cofunc">Co-function declaration, definition</text:reference-ref><text:tab/><text:reference-ref text:reference-format="page" text:ref-name="stat_cofunc">33</text:reference-ref></text:p>
      <text:p text:style-name="P52"><text:reference-ref text:reference-format="text" text:ref-name="stat_class">Class declaration, definition</text:reference-ref><text:tab/><text:reference-ref text:reference-format="page" text:ref-name="stat_class">33</text:reference-ref></text:p>
      <text:p text:style-name="P52"><text:reference-ref text:reference-format="text" text:ref-name="stat_interface">Interface declaration</text:reference-ref><text:tab/><text:reference-ref text:reference-format="page" text:ref-name="stat_interface">34</text:reference-ref></text:p>
      <text:p text:style-name="P52"><text:reference-ref text:reference-format="text" text:ref-name="stat_expr">Expression statement</text:reference-ref><text:tab/><text:reference-ref text:reference-format="page" text:ref-name="stat_expr">35</text:reference-ref></text:p>
      <text:p text:style-name="P52"><text:reference-ref text:reference-format="text" text:ref-name="stat_empty">Empty statement</text:reference-ref><text:tab/><text:reference-ref text:reference-format="page" text:ref-name="stat_empty">36</text:reference-ref></text:p>
      <text:p text:style-name="P51"><text:reference-ref text:reference-format="text" text:ref-name="Variables">Variables</text:reference-ref><text:tab/><text:reference-ref text:reference-format="page" text:ref-name="Variables">37</text:reference-ref></text:p>
      <text:p text:style-name="P52"><text:reference-ref text:reference-format="text" text:ref-name="var-decl">Declaration / Definition</text:reference-ref><text:tab/><text:reference-ref text:reference-format="page" text:ref-name="var-decl">37</text:reference-ref></text:p>
      <text:p text:style-name="P52"><text:reference-ref text:reference-format="text" text:ref-name="var-def">Initialization / Assignment</text:reference-ref><text:tab/><text:reference-ref text:reference-format="page" text:ref-name="var-def">37</text:reference-ref></text:p>
      <text:p text:style-name="P51"><text:reference-ref text:reference-format="text" text:ref-name="refvars">References</text:reference-ref><text:tab/><text:reference-ref text:reference-format="page" text:ref-name="refvars">39</text:reference-ref></text:p>
      <text:p text:style-name="P52"><text:reference-ref text:reference-format="text" text:ref-name="ref-decl">Declaration / Definition</text:reference-ref><text:tab/><text:reference-ref text:reference-format="page" text:ref-name="ref-decl">39</text:reference-ref></text:p>
      <text:p text:style-name="P52"><text:reference-ref text:reference-format="text" text:ref-name="ref-assign">Assignment</text:reference-ref><text:tab/><text:reference-ref text:reference-format="page" text:ref-name="ref-assign">40</text:reference-ref></text:p>
      <text:p text:style-name="P52"><text:reference-ref text:reference-format="text" text:ref-name="ref-reinit">Reinitialization</text:reference-ref><text:tab/><text:reference-ref text:reference-format="page" text:ref-name="ref-reinit">40</text:reference-ref></text:p>
      <text:p text:style-name="P51"><text:reference-ref text:reference-format="text" text:ref-name="ref-weak">Weak references</text:reference-ref><text:tab/><text:reference-ref text:reference-format="page" text:ref-name="ref-weak">41</text:reference-ref></text:p>
      <text:p text:style-name="P52"><text:reference-ref text:reference-format="text" text:ref-name="ref_cycles">Reference cycles</text:reference-ref><text:tab/><text:reference-ref text:reference-format="page" text:ref-name="ref_cycles">41</text:reference-ref></text:p>
      <text:p text:style-name="P52"><text:reference-ref text:reference-format="text" text:ref-name="ref-cycles-break">Avoiding reference cycles</text:reference-ref><text:tab/><text:reference-ref text:reference-format="page" text:ref-name="ref-cycles-break">42</text:reference-ref></text:p>
      <text:p text:style-name="P52"><text:reference-ref text:reference-format="text" text:ref-name="wref_cofunc">Weak references and co-functions</text:reference-ref><text:tab/><text:reference-ref text:reference-format="page" text:ref-name="wref_cofunc">45</text:reference-ref></text:p>
      <text:p text:style-name="P51"><text:reference-ref text:reference-format="text" text:ref-name="Constants">Constants</text:reference-ref><text:tab/><text:reference-ref text:reference-format="page" text:ref-name="Constants">46</text:reference-ref></text:p>
      <text:p text:style-name="P52"><text:reference-ref text:reference-format="text" text:ref-name="const_references">Constant references</text:reference-ref><text:tab/><text:reference-ref text:reference-format="page" text:ref-name="const_references">47</text:reference-ref></text:p>
      <text:p text:style-name="P52"><text:reference-ref text:reference-format="text" text:ref-name="const_arrays">Constant arrays</text:reference-ref><text:tab/><text:reference-ref text:reference-format="page" text:ref-name="const_arrays">47</text:reference-ref></text:p>
      <text:p text:style-name="P52"><text:reference-ref text:reference-format="text" text:ref-name="const_obj_members">Constant objects</text:reference-ref><text:tab/><text:reference-ref text:reference-format="page" text:ref-name="const_obj_members">47</text:reference-ref></text:p>
      <text:p text:style-name="P52"><text:soft-page-break/><text:reference-ref text:reference-format="text" text:ref-name="const_objects">Constant methods</text:reference-ref><text:tab/><text:reference-ref text:reference-format="page" text:ref-name="const_objects">47</text:reference-ref></text:p>
      <text:p text:style-name="P51"><text:reference-ref text:reference-format="text" text:ref-name="Functions">Functions</text:reference-ref><text:tab/><text:reference-ref text:reference-format="page" text:ref-name="Functions">48</text:reference-ref></text:p>
      <text:p text:style-name="P52"><text:reference-ref text:reference-format="text" text:ref-name="func-decl">Declaration</text:reference-ref><text:tab/><text:reference-ref text:reference-format="page" text:ref-name="func-decl">48</text:reference-ref></text:p>
      <text:p text:style-name="P52"><text:reference-ref text:reference-format="text" text:ref-name="func-def">Definition</text:reference-ref><text:tab/><text:reference-ref text:reference-format="page" text:ref-name="func-def">48</text:reference-ref></text:p>
      <text:p text:style-name="P52"><text:reference-ref text:reference-format="text" text:ref-name="func-call">Function call</text:reference-ref><text:tab/><text:reference-ref text:reference-format="page" text:ref-name="func-call">49</text:reference-ref></text:p>
      <text:p text:style-name="P51"><text:reference-ref text:reference-format="text" text:ref-name="Cofunctions">Co-functions</text:reference-ref><text:tab/><text:reference-ref text:reference-format="page" text:ref-name="Cofunctions">51</text:reference-ref></text:p>
      <text:p text:style-name="P52"><text:reference-ref text:reference-format="text" text:ref-name="cofunc_def">Definition</text:reference-ref><text:tab/><text:reference-ref text:reference-format="page" text:ref-name="cofunc_def">51</text:reference-ref></text:p>
      <text:p text:style-name="P52"><text:reference-ref text:reference-format="text" text:ref-name="cofunc_instantiation">Instantiation</text:reference-ref><text:tab/><text:reference-ref text:reference-format="page" text:ref-name="cofunc_instantiation">52</text:reference-ref></text:p>
      <text:p text:style-name="P52"><text:reference-ref text:reference-format="text" text:ref-name="cofunc_resuming">Resuming a co-function</text:reference-ref><text:tab/><text:reference-ref text:reference-format="page" text:ref-name="cofunc_resuming">52</text:reference-ref></text:p>
      <text:p text:style-name="P52"><text:reference-ref text:reference-format="text" text:ref-name="cofunc_performance">Performance considerations</text:reference-ref><text:tab/><text:reference-ref text:reference-format="page" text:ref-name="cofunc_performance">53</text:reference-ref></text:p>
      <text:p text:style-name="P52"><text:reference-ref text:reference-format="text" text:ref-name="cofunc_example">A "practical" example</text:reference-ref><text:tab/><text:reference-ref text:reference-format="page" text:ref-name="cofunc_example">53</text:reference-ref></text:p>
      <text:p text:style-name="P52"><text:reference-ref text:reference-format="text" text:ref-name="cofunc_summary">Summing up</text:reference-ref><text:tab/><text:reference-ref text:reference-format="page" text:ref-name="cofunc_summary">55</text:reference-ref></text:p>
      <text:p text:style-name="P51"><text:reference-ref text:reference-format="text" text:ref-name="Classes">Classes</text:reference-ref><text:tab/><text:reference-ref text:reference-format="page" text:ref-name="Classes">56</text:reference-ref></text:p>
      <text:p text:style-name="P52"><text:reference-ref text:reference-format="text" text:ref-name="classes_ctors">Constructors</text:reference-ref><text:tab/><text:reference-ref text:reference-format="page" text:ref-name="classes_ctors">57</text:reference-ref></text:p>
      <text:p text:style-name="P52"><text:reference-ref text:reference-format="text" text:ref-name="classes_methods">Instance member functions (methods)</text:reference-ref><text:tab/><text:reference-ref text:reference-format="page" text:ref-name="classes_methods">59</text:reference-ref></text:p>
      <text:p text:style-name="P52"><text:reference-ref text:reference-format="text" text:ref-name="classes_convtors">Convertor methods</text:reference-ref><text:tab/><text:reference-ref text:reference-format="page" text:ref-name="classes_convtors">59</text:reference-ref></text:p>
      <text:p text:style-name="P52"><text:reference-ref text:reference-format="text" text:ref-name="classes_accessors">Accessor methods</text:reference-ref><text:tab/><text:reference-ref text:reference-format="page" text:ref-name="classes_accessors">60</text:reference-ref></text:p>
      <text:p text:style-name="P52"><text:reference-ref text:reference-format="text" text:ref-name="classes_functions">Static member functions</text:reference-ref><text:tab/><text:reference-ref text:reference-format="page" text:ref-name="classes_functions">61</text:reference-ref></text:p>
      <text:p text:style-name="P52"><text:reference-ref text:reference-format="text" text:ref-name="classes_member_vars">Instance member variables</text:reference-ref><text:tab/><text:reference-ref text:reference-format="page" text:ref-name="classes_member_vars">62</text:reference-ref></text:p>
      <text:p text:style-name="P52"><text:reference-ref text:reference-format="text" text:ref-name="classes_static_consts">Static member constants</text:reference-ref><text:tab/><text:reference-ref text:reference-format="page" text:ref-name="classes_static_consts">63</text:reference-ref></text:p>
      <text:p text:style-name="P52"><text:reference-ref text:reference-format="text" text:ref-name="classes_instantiation">Class instantiation</text:reference-ref><text:tab/><text:reference-ref text:reference-format="page" text:ref-name="classes_instantiation">64</text:reference-ref></text:p>
      <text:p text:style-name="P52"><text:reference-ref text:reference-format="text" text:ref-name="classes_type_conversion">Automatic type conversion</text:reference-ref><text:tab/><text:reference-ref text:reference-format="page" text:ref-name="classes_type_conversion">64</text:reference-ref></text:p>
      <text:p text:style-name="P52"><text:reference-ref text:reference-format="text" text:ref-name="stat_explicit">Keyword explicit</text:reference-ref><text:tab/><text:reference-ref text:reference-format="page" text:ref-name="stat_explicit">67</text:reference-ref></text:p>
      <text:p text:style-name="P52"><text:reference-ref text:reference-format="text" text:ref-name="classes_member_types">Member types</text:reference-ref><text:tab/><text:reference-ref text:reference-format="page" text:ref-name="classes_member_types">67</text:reference-ref></text:p>
      <text:p text:style-name="P51"><text:reference-ref text:reference-format="text" text:ref-name="Interfaces">Interfaces</text:reference-ref><text:tab/><text:reference-ref text:reference-format="page" text:ref-name="Interfaces">69</text:reference-ref></text:p>
      <text:p text:style-name="P52"><text:reference-ref text:reference-format="text" text:ref-name="interface_updown">Up and down cast of references</text:reference-ref><text:tab/><text:reference-ref text:reference-format="page" text:ref-name="interface_updown">69</text:reference-ref></text:p>
      <text:p text:style-name="P51"><text:reference-ref text:reference-format="text" text:ref-name="strict_func">Strict functions, classes and interfaces</text:reference-ref><text:tab/><text:reference-ref text:reference-format="page" text:ref-name="strict_func">71</text:reference-ref></text:p>
      <text:p text:style-name="P51"><text:reference-ref text:reference-format="text" text:ref-name="stat_delegate">Delegates</text:reference-ref><text:tab/><text:reference-ref text:reference-format="page" text:ref-name="stat_delegate">72</text:reference-ref></text:p>
      <text:p text:style-name="P52"><text:reference-ref text:reference-format="text" text:ref-name="stat_deleg_arr">Delegate arrays</text:reference-ref><text:tab/><text:reference-ref text:reference-format="page" text:ref-name="stat_deleg_arr">72</text:reference-ref></text:p>
      <text:p text:style-name="P52"><text:reference-ref text:reference-format="text" text:ref-name="stat_loc_deleg">Local functions / anonymous delegates</text:reference-ref><text:tab/><text:reference-ref text:reference-format="page" text:ref-name="stat_loc_deleg">73</text:reference-ref></text:p>
      <text:p text:style-name="P51"><text:reference-ref text:reference-format="text" text:ref-name="hybrid_class">Hybrid classes</text:reference-ref><text:tab/><text:reference-ref text:reference-format="page" text:ref-name="hybrid_class">76</text:reference-ref></text:p>
      <text:p text:style-name="P52"><text:reference-ref text:reference-format="text" text:ref-name="HybridInterfaceUnrelated">hybrid and interface – unrelated</text:reference-ref><text:tab/><text:reference-ref text:reference-format="page" text:ref-name="HybridInterfaceUnrelated">77</text:reference-ref></text:p>
      <text:p text:style-name="P52"><text:reference-ref text:reference-format="text" text:ref-name="HybridInterfaceRelated">hybrid and interface – related</text:reference-ref><text:tab/><text:reference-ref text:reference-format="page" text:ref-name="HybridInterfaceRelated">77</text:reference-ref></text:p>
      <text:p text:style-name="P51"><text:reference-ref text:reference-format="text" text:ref-name="stat_alias">Type aliases</text:reference-ref><text:tab/><text:reference-ref text:reference-format="page" text:ref-name="stat_alias">79</text:reference-ref></text:p>
      <text:p text:style-name="P51"><text:reference-ref text:reference-format="text" text:ref-name="ref_exception">Exceptions</text:reference-ref><text:tab/><text:reference-ref text:reference-format="page" text:ref-name="ref_exception">80</text:reference-ref></text:p>
      <text:p text:style-name="P51"><text:reference-ref text:reference-format="text" text:ref-name="bind_codegen">Using the binding code generator</text:reference-ref><text:tab/><text:reference-ref text:reference-format="page" text:ref-name="bind_codegen">81</text:reference-ref></text:p>
      <text:p text:style-name="P51"><text:reference-ref text:reference-format="text" text:ref-name="garb_collect">Garbage collection in JewelScript</text:reference-ref><text:tab/><text:reference-ref text:reference-format="page" text:ref-name="garb_collect">82</text:reference-ref></text:p>
      <text:list xml:id="list53518199172810" text:continue-numbering="true" text:style-name="L1">
        <text:list-item>
          <text:p text:style-name="P113"><text:reference-ref text:reference-format="text" text:ref-name="builtin_classes">Built-in class reference</text:reference-ref><text:tab/><text:reference-ref text:reference-format="page" text:ref-name="builtin_classes">84</text:reference-ref></text:p>
        </text:list-item>
      </text:list>
      <text:p text:style-name="P76"/>
      <text:h text:style-name="P78"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Unlike most scripting languages, JewelScript is <text:span text:style-name="Emphasis">statically typed</text:span>.</text:p>
      <text:p text:style-name="Text_20_body_20_indent">The reason for choosing a C-style syntax was to make using the language as easy as possible for a wide range of developers. The reason for choosing static typing was to minimize the need for runtime checks, and to maximize the ability to detect programming errors at compile-time.</text:p>
      <text:p text:style-name="Text_20_body_20_indent">JewelScript has the built-in data types <text:span text:style-name="Emphasis">int</text:span>, <text:span text:style-name="Emphasis">float</text:span>, <text:span text:style-name="Emphasis">string</text:span>, <text:span text:style-name="Emphasis">array</text:span>, <text:span text:style-name="Emphasis">list,</text:span> <text:span text:style-name="Emphasis">iterator</text:span> and <text:span text:style-name="Emphasis">table</text:span>. The language supports the definition of classes in script code and native C / C++ code. It supports implementing a class from an interface. It also supports pseudo-inheritance from a class.</text:p>
      <text:h text:style-name="Heading_20_5" text:outline-level="5">Feature Overview</text:h>
      <text:h text:style-name="Heading_20_7" text:outline-level="7">Language features</text:h>
      <text:list xml:id="list5138358102308281125" text:style-name="L2">
        <text:list-item>
          <text:p text:style-name="P116">clean, consistent C-style syntax</text:p>
        </text:list-item>
        <text:list-item>
          <text:p text:style-name="P116">declarative language – entities must be declared before use</text:p>
        </text:list-item>
        <text:list-item>
          <text:p text:style-name="P116">static typing – compiler ensures type safety of the program</text:p>
        </text:list-item>
        <text:list-item>
          <text:p text:style-name="P116">automatic type conversion, including user defined conversion methods</text:p>
        </text:list-item>
        <text:list-item>
          <text:p text:style-name="P116">support for type-less variables and arrays</text:p>
        </text:list-item>
        <text:list-item>
          <text:p text:style-name="P116">classes and implementation of interfaces (script and native)</text:p>
        </text:list-item>
        <text:list-item>
          <text:p text:style-name="P116">pure native interfaces</text:p>
        </text:list-item>
        <text:list-item>
          <text:p text:style-name="P116">factorization of interfaces (instantiating all implementors)</text:p>
        </text:list-item>
        <text:list-item>
          <text:p text:style-name="P116">accessor methods – handler methods for class “properties”</text:p>
        </text:list-item>
        <text:list-item>
          <text:p text:style-name="P116">co-functions (co-routines, cooperative threads)</text:p>
        </text:list-item>
        <text:list-item>
          <text:p text:style-name="P116">delegates (first class functions and methods)</text:p>
        </text:list-item>
        <text:list-item>
          <text:p text:style-name="P116">anonymous delegates (anonymous local functions and methods)</text:p>
        </text:list-item>
        <text:list-item>
          <text:p text:style-name="P116">hybrid classes (semi-inheritance by constructing delegates from base)</text:p>
        </text:list-item>
        <text:list-item>
          <text:p text:style-name="P116">clauses – flow-control with a structured goto-statement</text:p>
        </text:list-item>
        <text:list-item>
          <text:p text:style-name="P116">basic exception support (including user exception classes)</text:p>
        </text:list-item>
        <text:list-item>
          <text:p text:style-name="P116">weak references</text:p>
        </text:list-item>
        <text:list-item>
          <text:p text:style-name="P116">user-defined type aliases</text:p>
        </text:list-item>
        <text:list-item>
          <text:p text:style-name="P116">built-in classes string, array, list, iterator, table</text:p>
        </text:list-item>
        <text:list-item>
          <text:p text:style-name="P116">integrated C++ binding code generator</text:p>
        </text:list-item>
        <text:list-item>
          <text:p text:style-name="P116">integrated HTML documentation engine</text:p>
        </text:list-item>
        <text:list-item>
          <text:p text:style-name="P116">XML export of a compiled program’s complete type information</text:p>
        </text:list-item>
        <text:list-item>
          <text:p text:style-name="P116">maximizes compile-time checks</text:p>
        </text:list-item>
        <text:list-item>
          <text:p text:style-name="P116">meaningful error and warning output (not just “Error 72″)</text:p>
        </text:list-item>
      </text:list>
      <text:h text:style-name="Heading_20_7" text:outline-level="7" text:is-list-header="true">Runtime features</text:h>
      <text:list xml:id="list2739188192510714714" text:style-name="L3">
        <text:list-item>
          <text:p text:style-name="P117">open-source (zlib/libpng license)</text:p>
        </text:list-item>
        <text:list-item>
          <text:p text:style-name="P117">entirely self-contained and written in ANSI C</text:p>
        </text:list-item>
        <text:list-item>
          <text:p text:style-name="P117">automatic memory management (ref-counting, CPU burst free)</text:p>
        </text:list-item>
        <text:list-item>
          <text:p text:style-name="P117">optional mark and sweep garbage collector</text:p>
        </text:list-item>
        <text:list-item>
          <text:p text:style-name="P117">algorithm for fast allocation / freeing of small objects</text:p>
        </text:list-item>
        <text:list-item>
          <text:p text:style-name="P117">plug-in architecture for native types (classes / functions written in C or C++)</text:p>
        </text:list-item>
        <text:list-item>
          <text:p text:style-name="P117">powerful, register based, general purpose VM</text:p>
        </text:list-item>
        <text:list-item>
          <text:p text:style-name="P117">sophisticated byte-code optimizer</text:p>
        </text:list-item>
        <text:list-item>
          <text:p text:style-name="P117">ability to save and load compiled programs as binary files</text:p>
        </text:list-item>
        <text:list-item>
          <text:p text:style-name="P117">unlimited compile-link-run cycles without losing runtime data</text:p>
        </text:list-item>
        <text:list-item>
          <text:p text:style-name="P117">optional byte-code debugger available</text:p>
        </text:list-item>
      </text:list>
      <text:h text:style-name="P97" text:outline-level="5"><text:soft-page-break/>Purpose and scope of application</text:h>
      <text:p text:style-name="P16">The main goal is to provide an extensible runtime environment with only a minimum set of predefined classes. It’s intended purpose is to be embedded into any C / C++ application and be bound to that application’s native classes. JewelScript can be used to automate any application or serve as a standalone programming environment.</text:p>
      <text:h text:style-name="Heading_20_5" text:outline-level="5">Conservative approach</text:h>
      <text:p text:style-name="Text_20_body_20_indent"><text:span text:style-name="T6">JewelScript uses static typing, meaning variables do have a distinct type that must be specified when a variable is declared. Similar to C++, Java and C#, values can only be assigned to a variable, when the type of the variable is compatible to the type of the value to assign, or an appropriate conversion method is available. In addition, the language supports </text:span><text:span text:style-name="Emphasis"><text:span text:style-name="T6">type-less</text:span></text:span><text:span text:style-name="T6"> variables.</text:span></text:p>
      <text:p text:style-name="Text_20_body_20_indent">In order to maximize compile-time checks and minimize runtime checks, the language requires variables, functions and classes to be fully declared before they can be used, but generally allows to combine declaration and definition into a single statement.</text:p>
      <text:p text:style-name="Text_20_body_20_indent">Similar to Java and C#, JewelScript distinguishes between <text:span text:style-name="Emphasis">value types</text:span> and <text:span text:style-name="Emphasis">reference types</text:span> when it comes to passing values to functions. While value types are always passed as a copy, reference types are always passed by reference. Value types in JewelScript are the types <text:span text:style-name="Emphasis">int</text:span> and <text:span text:style-name="Emphasis">float</text:span>, all other built-in and user defined types are reference types.</text:p>
      <text:h text:style-name="Heading_20_5" text:outline-level="5">Memory management</text:h>
      <text:p text:style-name="Text_20_body_20_indent">JewelScript takes the burden of freeing dynamically allocated objects from the developer. The virtual machine does this by using a <text:span text:style-name="Emphasis">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text:span text:style-name="Emphasis">weak references</text:span>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text:p>
      <text:p text:style-name="Text_20_body_20_indent">The source code is targeted at 32 / 64 bit processor architectures, it probably won’t compile and most likely won’t work on 8 or 16 bit processor architectures.</text:p>
      <text:h text:style-name="Heading_20_5" text:outline-level="5">State / degree of maturity</text:h>
      <text:p text:style-name="Text_20_body_20_indent">The official development status of JewelScript 1.<text:span text:style-name="T39">1</text:span> is <text:span text:style-name="T5">beta</text:span>. It is thoroughly tested on 32 and 64-bit platforms, embedded in several Windows applications. It has also been tested and found to be working in MacOS X and Linux environments.</text:p>
      <text:h text:style-name="P78"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6">All characters of the identifiers are significant, there is no explicit or implicit length limit defined for identifiers in JewelScript. Furthermore, the language is </text:span><text:span text:style-name="T5">case sensitive. </text:span><text:span text:style-name="T6">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They are also sometimes called <text:span text:style-name="T2">reserved words</text:span>. JewelScript recognizes the following keywords, discussed in detail later in this document:</text:p>
      <table:table table:name="Tabelle1" table:style-name="Tabelle1">
        <table:table-column table:style-name="Tabelle1.A"/>
        <table:table-column table:style-name="Tabelle1.B" table:number-columns-repeated="3"/>
        <table:table-column table:style-name="Tabelle1.A"/>
        <table:table-column table:style-name="Tabelle1.F"/>
        <table:table-row>
          <table:table-cell table:style-name="Tabelle1.A1" office:value-type="string">
            <text:p text:style-name="Tabelle_20_Quelltext">__brk</text:p>
          </table:table-cell>
          <table:table-cell table:style-name="Tabelle1.A1" office:value-type="string">
            <text:p text:style-name="Tabelle_20_Quelltext">__rtchk</text:p>
          </table:table-cell>
          <table:table-cell table:style-name="Tabelle1.A1" office:value-type="string">
            <text:p text:style-name="Tabelle_20_Quelltext">__selftest</text:p>
          </table:table-cell>
          <table:table-cell table:style-name="Tabelle1.A1" office:value-type="string">
            <text:p text:style-name="Tabelle_20_Quelltext">accessor</text:p>
          </table:table-cell>
          <table:table-cell table:style-name="Tabelle1.A1" office:value-type="string">
            <text:p text:style-name="Tabelle_20_Quelltext">alias</text:p>
          </table:table-cell>
          <table:table-cell table:style-name="Tabelle1.A1" office:value-type="string">
            <text:p text:style-name="Tabelle_20_Quelltext">and</text:p>
          </table:table-cell>
        </table:table-row>
        <table:table-row>
          <table:table-cell table:style-name="Tabelle1.A1" office:value-type="string">
            <text:p text:style-name="Tabelle_20_Quelltext">base</text:p>
          </table:table-cell>
          <table:table-cell table:style-name="Tabelle1.A1" office:value-type="string">
            <text:p text:style-name="Tabelle_20_Quelltext">break</text:p>
          </table:table-cell>
          <table:table-cell table:style-name="Tabelle1.A1" office:value-type="string">
            <text:p text:style-name="Tabelle_20_Quelltext">case</text:p>
          </table:table-cell>
          <table:table-cell table:style-name="Tabelle1.A1" office:value-type="string">
            <text:p text:style-name="Tabelle_20_Quelltext">class</text:p>
          </table:table-cell>
          <table:table-cell table:style-name="Tabelle1.A1" office:value-type="string">
            <text:p text:style-name="Tabelle_20_Quelltext">clause</text:p>
          </table:table-cell>
          <table:table-cell table:style-name="Tabelle1.A1" office:value-type="string">
            <text:p text:style-name="Tabelle_20_Quelltext">cofunction</text:p>
          </table:table-cell>
        </table:table-row>
        <table:table-row>
          <table:table-cell table:style-name="Tabelle1.A1" office:value-type="string">
            <text:p text:style-name="Tabelle_20_Quelltext">const</text:p>
          </table:table-cell>
          <table:table-cell table:style-name="Tabelle1.A1" office:value-type="string">
            <text:p text:style-name="Tabelle_20_Quelltext">continue</text:p>
          </table:table-cell>
          <table:table-cell table:style-name="Tabelle1.A1" office:value-type="string">
            <text:p text:style-name="Tabelle_20_Quelltext">convertor</text:p>
          </table:table-cell>
          <table:table-cell table:style-name="Tabelle1.A1" office:value-type="string">
            <text:p text:style-name="Tabelle_20_Quelltext">default</text:p>
          </table:table-cell>
          <table:table-cell table:style-name="Tabelle1.A1" office:value-type="string">
            <text:p text:style-name="Tabelle_20_Quelltext">delegate</text:p>
          </table:table-cell>
          <table:table-cell table:style-name="Tabelle1.A1" office:value-type="string">
            <text:p text:style-name="Tabelle_20_Quelltext">do</text:p>
          </table:table-cell>
        </table:table-row>
        <table:table-row>
          <table:table-cell table:style-name="Tabelle1.A1" office:value-type="string">
            <text:p text:style-name="Tabelle_20_Quelltext">else</text:p>
          </table:table-cell>
          <table:table-cell table:style-name="Tabelle1.A1" office:value-type="string">
            <text:p text:style-name="Tabelle_20_Quelltext">explicit</text:p>
          </table:table-cell>
          <table:table-cell table:style-name="Tabelle1.A1" office:value-type="string">
            <text:p text:style-name="Tabelle_20_Quelltext">extern</text:p>
          </table:table-cell>
          <table:table-cell table:style-name="Tabelle1.A1" office:value-type="string">
            <text:p text:style-name="Tabelle_20_Quelltext">false</text:p>
          </table:table-cell>
          <table:table-cell table:style-name="Tabelle1.A1" office:value-type="string">
            <text:p text:style-name="Tabelle_20_Quelltext">for</text:p>
          </table:table-cell>
          <table:table-cell table:style-name="Tabelle1.A1" office:value-type="string">
            <text:p text:style-name="Tabelle_20_Quelltext">function</text:p>
          </table:table-cell>
        </table:table-row>
        <table:table-row>
          <table:table-cell table:style-name="Tabelle1.A1" office:value-type="string">
            <text:p text:style-name="Tabelle_20_Quelltext">goto</text:p>
          </table:table-cell>
          <table:table-cell table:style-name="Tabelle1.A1" office:value-type="string">
            <text:p text:style-name="Tabelle_20_Quelltext">hybrid</text:p>
          </table:table-cell>
          <table:table-cell table:style-name="Tabelle1.A1" office:value-type="string">
            <text:p text:style-name="Tabelle_20_Quelltext">if</text:p>
          </table:table-cell>
          <table:table-cell table:style-name="Tabelle1.A1" office:value-type="string">
            <text:p text:style-name="Tabelle_20_Quelltext">import</text:p>
          </table:table-cell>
          <table:table-cell table:style-name="Tabelle1.A1" office:value-type="string">
            <text:p text:style-name="Tabelle_20_Quelltext">interface</text:p>
          </table:table-cell>
          <table:table-cell table:style-name="Tabelle1.A1" office:value-type="string">
            <text:p text:style-name="Tabelle_20_Quelltext">method</text:p>
          </table:table-cell>
        </table:table-row>
        <table:table-row>
          <table:table-cell table:style-name="Tabelle1.A1" office:value-type="string">
            <text:p text:style-name="Tabelle_20_Quelltext">native</text:p>
          </table:table-cell>
          <table:table-cell table:style-name="Tabelle1.A1" office:value-type="string">
            <text:p text:style-name="Tabelle_20_Quelltext">new</text:p>
          </table:table-cell>
          <table:table-cell table:style-name="Tabelle1.A1" office:value-type="string">
            <text:p text:style-name="Tabelle_20_Quelltext">not</text:p>
          </table:table-cell>
          <table:table-cell table:style-name="Tabelle1.A1" office:value-type="string">
            <text:p text:style-name="Tabelle_20_Quelltext">null</text:p>
          </table:table-cell>
          <table:table-cell table:style-name="Tabelle1.A1" office:value-type="string">
            <text:p text:style-name="Tabelle_20_Quelltext">option</text:p>
          </table:table-cell>
          <table:table-cell table:style-name="Tabelle1.A1" office:value-type="string">
            <text:p text:style-name="Tabelle_20_Quelltext">or</text:p>
          </table:table-cell>
        </table:table-row>
        <table:table-row>
          <table:table-cell table:style-name="Tabelle1.A1" office:value-type="string">
            <text:p text:style-name="Tabelle_20_Quelltext">return</text:p>
          </table:table-cell>
          <table:table-cell table:style-name="Tabelle1.A1" office:value-type="string">
            <text:p text:style-name="Tabelle_20_Quelltext">sameref</text:p>
          </table:table-cell>
          <table:table-cell table:style-name="Tabelle1.A1" office:value-type="string">
            <text:p text:style-name="Tabelle_20_Quelltext">strict</text:p>
          </table:table-cell>
          <table:table-cell table:style-name="Tabelle1.A1" office:value-type="string">
            <text:p text:style-name="Tabelle_20_Quelltext">switch</text:p>
          </table:table-cell>
          <table:table-cell table:style-name="Tabelle1.A1" office:value-type="string">
            <text:p text:style-name="Tabelle_20_Quelltext">this</text:p>
          </table:table-cell>
          <table:table-cell table:style-name="Tabelle1.A1" office:value-type="string">
            <text:p text:style-name="Tabelle_20_Quelltext">throw</text:p>
          </table:table-cell>
        </table:table-row>
        <table:table-row>
          <table:table-cell table:style-name="Tabelle1.A1" office:value-type="string">
            <text:p text:style-name="Tabelle_20_Quelltext">true</text:p>
          </table:table-cell>
          <table:table-cell table:style-name="Tabelle1.A1" office:value-type="string">
            <text:p text:style-name="Tabelle_20_Quelltext">typeof</text:p>
          </table:table-cell>
          <table:table-cell table:style-name="Tabelle1.A1" office:value-type="string">
            <text:p text:style-name="Tabelle_20_Quelltext">using</text:p>
          </table:table-cell>
          <table:table-cell table:style-name="Tabelle1.A1" office:value-type="string">
            <text:p text:style-name="Tabelle_20_Quelltext">weak</text:p>
          </table:table-cell>
          <table:table-cell table:style-name="Tabelle1.A1" office:value-type="string">
            <text:p text:style-name="Tabelle_20_Quelltext">while</text:p>
          </table:table-cell>
          <table:table-cell table:style-name="Tabelle1.A1" office:value-type="string">
            <text:p text:style-name="Tabelle_20_Quelltext">yield</text:p>
          </table:table-cell>
        </table:table-row>
      </table:table>
      <text:p text:style-name="Text_20_body_20_indent"/>
      <text:p text:style-name="Text_20_body_20_indent">The keyword <text:span text:style-name="T30">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71">~</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58">Example</text:p>
          </table:table-cell>
          <table:table-cell table:style-name="Table4.A1" office:value-type="string">
            <text:p text:style-name="P58">Interpreted as</text:p>
          </table:table-cell>
          <table:table-cell table:style-name="Table4.A1" office:value-type="string">
            <text:p text:style-name="Standard"/>
          </table:table-cell>
        </table:table-row>
        <table:table-row>
          <table:table-cell table:style-name="Table4.A1" office:value-type="string">
            <text:p text:style-name="Tabelle_20_Quelltext">12345</text:p>
          </table:table-cell>
          <table:table-cell table:style-name="Table4.A1" office:value-type="string">
            <text:p text:style-name="P57">const int</text:p>
          </table:table-cell>
          <table:table-cell table:style-name="Table4.A1" office:value-type="string">
            <text:p text:style-name="P57">Integer number in decimal format</text:p>
          </table:table-cell>
        </table:table-row>
        <table:table-row>
          <table:table-cell table:style-name="Table4.A1" office:value-type="string">
            <text:p text:style-name="Tabelle_20_Quelltext">012345</text:p>
          </table:table-cell>
          <table:table-cell table:style-name="Table4.A1" office:value-type="string">
            <text:p text:style-name="P57">const int</text:p>
          </table:table-cell>
          <table:table-cell table:style-name="Table4.A1" office:value-type="string">
            <text:p text:style-name="P57">Integer number in decimal format</text:p>
          </table:table-cell>
        </table:table-row>
        <table:table-row>
          <table:table-cell table:style-name="Table4.A1" office:value-type="string">
            <text:p text:style-name="Tabelle_20_Quelltext">0x12345</text:p>
          </table:table-cell>
          <table:table-cell table:style-name="Table4.A1" office:value-type="string">
            <text:p text:style-name="P57">const int</text:p>
          </table:table-cell>
          <table:table-cell table:style-name="Table4.A1" office:value-type="string">
            <text:p text:style-name="P57">Integer number in hexadecimal format</text:p>
          </table:table-cell>
        </table:table-row>
        <table:table-row>
          <table:table-cell table:style-name="Table4.A1" office:value-type="string">
            <text:p text:style-name="Tabelle_20_Quelltext">0o12345</text:p>
          </table:table-cell>
          <table:table-cell table:style-name="Table4.A1" office:value-type="string">
            <text:p text:style-name="P57">const int</text:p>
          </table:table-cell>
          <table:table-cell table:style-name="Table4.A1" office:value-type="string">
            <text:p text:style-name="P57">Integer number in octal format</text:p>
          </table:table-cell>
        </table:table-row>
        <table:table-row>
          <table:table-cell table:style-name="Table4.A1" office:value-type="string">
            <text:p text:style-name="Tabelle_20_Quelltext">0b100111000111</text:p>
          </table:table-cell>
          <table:table-cell table:style-name="Table4.A1" office:value-type="string">
            <text:p text:style-name="P57">const int</text:p>
          </table:table-cell>
          <table:table-cell table:style-name="Table4.A1" office:value-type="string">
            <text:p text:style-name="P57">Integer number in binary format</text:p>
          </table:table-cell>
        </table:table-row>
        <table:table-row>
          <table:table-cell table:style-name="Table4.A1" office:value-type="string">
            <text:p text:style-name="Tabelle_20_Quelltext">1234.5</text:p>
          </table:table-cell>
          <table:table-cell table:style-name="Table4.A1" office:value-type="string">
            <text:p text:style-name="P57">const float</text:p>
          </table:table-cell>
          <table:table-cell table:style-name="Table4.A1" office:value-type="string">
            <text:p text:style-name="P57">Floating point number</text:p>
          </table:table-cell>
        </table:table-row>
        <table:table-row>
          <table:table-cell table:style-name="Table4.A1" office:value-type="string">
            <text:p text:style-name="Tabelle_20_Quelltext">1.234e-5</text:p>
          </table:table-cell>
          <table:table-cell table:style-name="Table4.A1" office:value-type="string">
            <text:p text:style-name="P57">const float</text:p>
          </table:table-cell>
          <table:table-cell table:style-name="Table4.A1" office:value-type="string">
            <text:p text:style-name="P57">Float number in scientific notation</text:p>
          </table:table-cell>
        </table:table-row>
        <table:table-row>
          <table:table-cell table:style-name="Table4.A1" office:value-type="string">
            <text:p text:style-name="Tabelle_20_Quelltext">'a', 'ab', 'abc', 'abcd'</text:p>
          </table:table-cell>
          <table:table-cell table:style-name="Table4.A1" office:value-type="string">
            <text:p text:style-name="P57">const int</text:p>
          </table:table-cell>
          <table:table-cell table:style-name="Table4.A1" office:value-type="string">
            <text:p text:style-name="P57">Integer number as a character constant</text:p>
          </table:table-cell>
        </table:table-row>
        <table:table-row>
          <table:table-cell table:style-name="Table4.A1" office:value-type="string">
            <text:p text:style-name="Tabelle_20_Quelltext">true</text:p>
          </table:table-cell>
          <table:table-cell table:style-name="Table4.A1" office:value-type="string">
            <text:p text:style-name="P57">const int</text:p>
          </table:table-cell>
          <table:table-cell table:style-name="Table4.A1" office:value-type="string">
            <text:p text:style-name="P57">Syntactical sugar for the value '1'.</text:p>
          </table:table-cell>
        </table:table-row>
        <table:table-row>
          <table:table-cell table:style-name="Table4.A1" office:value-type="string">
            <text:p text:style-name="Tabelle_20_Quelltext">false</text:p>
          </table:table-cell>
          <table:table-cell table:style-name="Table4.A1" office:value-type="string">
            <text:p text:style-name="P57">const int</text:p>
          </table:table-cell>
          <table:table-cell table:style-name="Table4.A1" office:value-type="string">
            <text:p text:style-name="P57">Syntactical sugar for the value '0'.</text:p>
          </table:table-cell>
        </table:table-row>
        <table:table-row>
          <table:table-cell table:style-name="Table4.A1" office:value-type="string">
            <text:p text:style-name="Tabelle_20_Quelltext">"foo"</text:p>
          </table:table-cell>
          <table:table-cell table:style-name="Table4.A1" office:value-type="string">
            <text:p text:style-name="P57">const string</text:p>
          </table:table-cell>
          <table:table-cell table:style-name="Table4.A1" office:value-type="string">
            <text:p text:style-name="P57">String literal</text:p>
          </table:table-cell>
        </table:table-row>
        <table:table-row>
          <table:table-cell table:style-name="Table4.A1" office:value-type="string">
            <text:p text:style-name="Tabelle_20_Quelltext">/"foo"/</text:p>
          </table:table-cell>
          <table:table-cell table:style-name="Table4.A1" office:value-type="string">
            <text:p text:style-name="P57">const string</text:p>
          </table:table-cell>
          <table:table-cell table:style-name="Table4.A1" office:value-type="string">
            <text:p text:style-name="P57">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or comment source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9">(adopted from C++), and the </text:span><text:span text:style-name="T2">multi-line comment. </text:span><text:span text:style-name="T9">Here is an illustration of using both forms of comments in source code:</text:span></text:p>
      <text:p text:style-name="Preformatted_20_Text">(code) // This is a single-line comment.<text:line-break/>(code continues)</text:p>
      <text:p text:style-name="P12">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 in the middle of a line.</text:p>
      <text:p text:style-name="Text_20_body_20_indent">Since version 0.8, the 'hash' (#) symbol is supported as an alternative single-line comment. This has been added to allow a better (command-line) integration in Linux/Unix/BSD systems.</text:p>
      <text:p text:style-name="Standard"/>
      <text:h text:style-name="P94" text:outline-level="3"><text:reference-mark-start text:name="builtintypes"/>Built-in data types<text:reference-mark-end text:name="builtintypes"/></text:h>
      <text:p text:style-name="Text_20_body_20_indent">JewelScript has a number of built-in data types that allow basic programmability and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Note that it is not necessary to import any of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11">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While data types like int and float can only store numerical values, strings allow us to store and manipulate literally any sequence of characters. The JewelScript string type is a class that offers a set of methods in order to manipulate or evalu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6">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 for example.</text:p>
      <text:p text:style-name="Text_20_body_20_indent"><text:soft-page-break/>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11">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11">To append a string to another string at runtime, operators + or += can be used.</text:p>
      <text:p text:style-name="P11">Note that the string class has constructors to construct a string from an int or float value, allowing convenient auto conversion of a number to a string.</text:p>
      <text:p text:style-name="P60">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9">keyword and thus require us to use a typecast operator to explicitly confirm that a conversion is wanted.</text:span></text:p>
      <text:p text:style-name="P60">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12">JewelScript supports type-less arrays, meaning array elements do not have any type, so we can assign any type of data to an array element. This has the advantage that we can create mixed-type arrays - arrays that contain more than one data type.</text:p>
      <text:p text:style-name="P1"><text:soft-page-break/>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9">There are more disadvantages when using type-less arrays. See also type </text:span><text:span text:style-name="Referenz"><text:span text:style-name="T36">→</text:span></text:span><text:span text:style-name="Referenz"><text:span text:style-name="T36"><text:reference-ref text:reference-format="text" text:ref-name="type_var">var</text:reference-ref></text:span></text:span><text:span text:style-name="Referenz"><text:span text:style-name="T36">.</text:span></text:span></text:p>
      <text:h text:style-name="Heading_20_7" text:outline-level="7">Type-safe arrays</text:h>
      <text:p text:style-name="Text_20_body_20_indent">Version 0.9 of the language introduced the possibility to declare single typed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single typed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x 3 elements:</text:p>
      <text:p text:style-name="Preformatted_20_Text">int[] matrix = { {1, 2, 3}, {4, 5, 6}, {7, 8, 9} };</text:p>
      <text:p text:style-name="P12">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text:span text:style-name="T68">a value type (int or float)</text:span>. For <text:span text:style-name="T67">reference</text:span>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Text_20_body_20_indent">A list is a <text:span text:style-name="T9">container class</text:span><text:span text:style-name="T2"> </text:span>that allows to dynamically and very quickly add and remove data to and from it. While arrays are easy to use and can dynamically grow, they are not the perfect solution to all development problems, because they are still rather <text:span text:style-name="T2">static, </text:span><text:span text:style-name="T9">meaning</text:span> the size of an array can grow, but it cannot shrink. Furthermore, it is not easy to remove an element from an array. Of course we can set an element to null, but we cannot remove that element itself.</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ext:soft-page-break/>The JewelScript list is a <text:span text:style-name="T2">double chained list</text:span> implementation. List items are objects itself, even though the developer cannot access them directly - they are private to the list implementation. A list item is defined as a <text:span text:style-name="T2">key / value</text:span> pair, where the key represents an associative criteria under which the developer wants to put a certain value into the list, respectively retrieve a certain value from the list.</text:p>
      <text:p text:style-name="Text_20_body_20_indent">The list offers a set of methods to add, remove, sort and find items in the list by their key. The list restricts the type of an item's key to int, float and string, because the list must be able to use the key to look up an item in the list. An item's value, however,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Text_20_body_20_indent">The built-in iterator type is strongly related to the built-in list. Iterators are used to crawl over lists in order to read or modify items in that list. If a program needs to continuously process a large collection of list items, using an iterator is much more efficient than looking up every single item by their key or list index. 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simple hash-table class that can be used to store and retrieve any type of value or object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6">way more memory to store an element than lists. Second, there is no real way to iterate over a table</text:span><text:span text:style-name="T6"><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6">, hence it is only possible to retrieve an element, if its hash key is known.</text:span></text:p>
      <text:p text:style-name="P10">Because of these differences, one should not generally prefer tables over lists, or vice-versa. Both container types have their strong points and disadvantages, so the key is to find out which one is more efficient and suitable for the actual problem at hand.</text:p>
      <text:p text:style-name="P10">In general, if we need to store and retrieve thousands of elements in a container, need fast random access to them by their name, and the position of elements in the container does not matter, tables are the better option.</text:p>
      <text:p text:style-name="P10">However, if we need to use a low memory footprint, only want to store a few hundred objects in the container, want to use an iterator, or need to insert and delete elements at specific positions, then we have to use a list.</text:p>
      <text:h text:style-name="Heading_20_5" text:outline-level="5"><text:soft-page-break/><text:reference-mark-start text:name="type_var"/>var<text:reference-mark-end text:name="type_var"/></text:h>
      <text:p text:style-name="Text_20_body_20_indent">In JewelScript, the keyword <text:span text:style-name="T2">var</text:span><text:span text:style-name="T9"> can be used to declare a variable as being </text:span><text:span text:style-name="T2">type-less</text:span><text:span text:style-name="T9">. That means that there is no specific type information associated with that variable,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he var keyword. First of all, using type-less variables has the disadvantage that the compiler will not be able to assist developers in detecting type mismatches and other programming errors at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in a type-less variable, we cannot easily access members from objects through such a variable. In this case we need to explicitly tell the compiler what type we <text:span text:style-name="T2">think</text:span> is currently referenced by the variable. And again, if our assumption was wrong, a runtime error will be likely to occur.</text:p>
      <text:p text:style-name="Preformatted_20_Text">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12">Using type-less variable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12">Moreover, since the compiler does not know whether the value in the type-less variable is a value type or reference type, it will always pass type-less values around as references.</text:p>
      <text:p text:style-name="P10"/>
      <text:h text:style-name="P94"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13">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Text_20_body_20_indent">Or as a rather weird example:</text:p>
      <text:p text:style-name="Preformatted_20_Text">a += b += c += 1;</text:p>
      <text:p text:style-name="Text_20_body_20_indent">This adds one to 'c', the result of that to 'b' and the result of that to 'a'. <text:span text:style-name="T32">Further available assignment operators are:</text:span></text:p>
      <text:p text:style-name="Preformatted_20_Text">-=<text:tab/>*=<text:tab/>/=<text:tab/>%=<text:line-break/>&amp;=<text:tab/>|=<text:tab/>^=<text:tab/>&lt;&lt;=<text:tab/>&gt;&gt;=</text:p>
      <text:p text:style-name="P14">++lval, --lval operators</text:p>
      <text:p text:style-name="P13">These operators are called pre-increment and pre-decrement operators, because they will actually increment or decrement the left-hand value <text:span text:style-name="T2">lval</text:span> <text:span text:style-name="T34">before</text:span> it is returned.</text:p>
      <text:p text:style-name="Preformatted_20_Text">int a = 1;<text:line-break/>int b = ++a;<text:tab/>// a incremented, then b set to 2</text:p>
      <text:p text:style-name="P14">lval++, lval-- operators</text:p>
      <text:p text:style-name="P13">These operators are called post-increment and post-decrement operators, because they will actually increment or decrement the left-hand value <text:span text:style-name="T2">lval</text:span> <text:span text:style-name="T34">after</text:span> it is returned.</text:p>
      <text:p text:style-name="Preformatted_20_Text"><text:span text:style-name="T8">int a = 1;<text:line-break/>int b = a++;<text:tab/>// b set to 1, then a </text:span>incremented</text:p>
      <text:h text:style-name="Heading_20_7" text:outline-level="7"><text:reference-mark-start text:name="Arithmetic"/>Arithmetic<text:reference-mark-end text:name="Arithmetic"/></text:h>
      <text:p text:style-name="Text_20_body_20_indent">Of course JewelScript can also evaluate arithmetic expressions. It supports the arithmetic operators + (addition), - (subtraction), * (multiplication), / (division) and % (modulo). These operators can be used for the numerical data types int and float. Operator + can also be used with the string and array types.</text:p>
      <text:p text:style-name="Text_20_body_20_indent">The result of an arithmetic operator is always a new value. The result is always non-constant regardless whether the operands are constants or not.</text:p>
      <text:p text:style-name="P11">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soft-page-break/><text:reference-mark-start text:name="Relational"/>Relational<text:reference-mark-end text:name="Relational"/></text:h>
      <text:p text:style-name="Text_20_body_20_indent">Relational operators allow us to compare values to each other. JewelScript supports the relational operators == (is equal), != (is not equal), &lt; (is less than), &lt;= (is less than or equal), &gt; (is greater than), &gt;= (is greater than or equal). 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11">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logical (boolean) relationship between two boolean values. Logical operators supported by JewelScript are &amp;&amp; (and), || (or) and ! (not). Note that JewelScript offers the keywords <text:span text:style-name="T2">and, or, not</text:span><text:span text:style-name="T9"> as syntactical sugar for these operators.</text:span></text:p>
      <text:p text:style-name="P15">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15">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15">!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Note that t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or object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single typed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ext:soft-page-break/>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value. The result of this operator is returned as a new int value (true or false).</text:p>
      <text:p text:style-name="Syntax_20_Notation">expr := 'sameref' '(' expr1 ',' expr2 ')'</text:p>
      <text:p text:style-name="Text_20_body_20_indent">If expr1 refers to the same value as expr2, the result is <text:span text:style-name="T2">true</text:span>.</text:p>
      <text:p text:style-name="Text_20_body_20_indent">If expr1 and expr2 refer to different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 <text:span text:style-name="T46">[block-statement]</text:span></text:p>
      <text:p text:style-name="Text_20_body_20_indent">If <text:span text:style-name="T2">typename </text:span><text:span text:style-name="T9">is the name of a class, a new instance of that class is created and the constructor matching the given arguments is called. Note that specifying the parentheses is mandatory, even if the constructor to be called does not accept any arguments.</text:span></text:p>
      <text:p text:style-name="P27"><text:span text:style-name="T9">As of JewelScript 1.0.3.13, an </text:span><text:span text:style-name="T2">initializer block-statement</text:span><text:span text:style-name="T9"> can be appended to a class instantiation expression. Th</text:span><text:span text:style-name="T13">e</text:span><text:span text:style-name="T9"> code is compiled as if it were part of the constructor of the newly instantiated object and allows convenient access </text:span><text:span text:style-name="T12">to </text:span><text:span text:style-name="T9">member variables and methods </text:span><text:span text:style-name="T12">of</text:span><text:span text:style-name="T9"> the object.</text:span></text:p>
      <text:p text:style-name="Preformatted_20_Text"><text:soft-page-break/>CFoo foo<text:span text:style-name="T47">1</text:span> = new CFoo();<text:tab/><text:tab/>// default constructor<text:line-break/>CFoo fo<text:span text:style-name="T47">o2</text:span> = new CFoo(27);<text:tab/><text:tab/>// construct from int value<text:line-break/><text:span text:style-name="T47">Cfoo foo3 = new CFoo(){ value = 27; };<text:tab/>// construct and set member variable</text:span></text:p>
      <text:p text:style-name="P41"><text:span text:style-name="T71">I</text:span>f <text:span text:style-name="T2">typename</text:span> is the name of an interface, this will <text:span text:style-name="T2">factorize</text:span> the interface. Factorization means creating an instance of all known implementers of the given interface and returning them in an array. The interface must define a constructor for this to work.</text:p>
      <text:p text:style-name="P68">IPerson[] factory = new IPerson("Sally", 29);</text:p>
      <text:p text:style-name="Text_20_body_20_indent">If <text:span text:style-name="T2">typename</text:span> is the name of the built-in types <text:span text:style-name="T2">int </text:span><text:span text:style-name="T9">or</text:span><text:span text:style-name="T2"> float,</text:span><text:span text:style-name="T9"> the language supports using operator new to copy-construct a value of that type:</text:span></text:p>
      <text:p text:style-name="Preformatted_20_Text">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Note that specifying a size for an array is not necessary, since an array can dynamically grow. <text:span text:style-name="T9">However, in order to have the runtime automatically create multi-dimensional arrays, it is necessary to specify the sizes of each dimension.</text:span></text:p>
      <text:p text:style-name="P61">array c = new array(10, 10, 10); // 3-dimensional array of 1000 elements</text:p>
      <text:p text:style-name="Text_20_body_20_indent">When using operator <text:span text:style-name="T2">new</text:span> to create a multi-dimensional array for a single typed array, the operator will automatically fill the array with instances of the element's type, if the type is int <text:span text:style-name="T66">or</text:span> float. For <text:span text:style-name="T66">reference</text:span>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9">, which have an effect on auto-conversion: If a variable is </text:span><text:span text:style-name="T2">type-less</text:span><text:span text:style-name="T9">, then the compiler cannot do auto-conversion; it must assume we want to pass the value directly to the variable or function argument. Using the typecast operator, we can specify explicitly, which way of type conversion is wanted, if the receiving variable or function argument (the L-Value) is type-less. <text:s/>(See also:</text:span><text:span text:style-name="T2"> </text:span><text:span text:style-name="Referenz"><text:span text:style-name="T36">→</text:span></text:span><text:span text:style-name="Referenz"><text:span text:style-name="T36"><text:reference-ref text:reference-format="text" text:ref-name="type_var">var</text:reference-ref></text:span></text:span><text:span text:style-name="T9">)</text:span></text:p>
      <text:p text:style-name="P86">The typecast operator also allows us to convert a reference from an interface type down to it’s actual type. To ensure type-safety, this will generate an instruction that ensures at runtime, that the conversion is really possible.</text:p>
      <text:p text:style-name="Text_20_body_20_indent">Another case where the typecast operator is important, is when a constructor or convertor method of a class has been declared <text:span text:style-name="T2">explicit</text:span>.</text:p>
      <text:p text:style-name="Text_20_body_20_indent">The explicit modifier tells the compiler, that it <text:span text:style-name="T2">must not </text:span><text:span text:style-name="T9">implicitly call this constructor to convert to this class, or call this convertor to convert from this class, respectively. Instead, an explicit typecast is required to "acknowledge" the conversion. Classes use the explicit modifier typically for conversions that are non-trivial and can potentially fail, to have the developer confirm that </text:span><text:span text:style-name="T10">they</text:span><text:span text:style-name="T9"> know what </text:span><text:span text:style-name="T10">they are</text:span><text:span text:style-name="T9"> doing and that the conversion is really what </text:span><text:span text:style-name="T10">they</text:span><text:span text:style-name="T9"> want.</text:span></text:p>
      <text:p text:style-name="Text_20_body_20_indent">The typecast operator in JewelScript does <text:span text:style-name="T9">not directly allow the developer to cast away the constancy of a value. However, the result of a typecast operator with a constant operand </text:span><text:span text:style-name="T2">can be</text:span><text:span text:style-name="T9"> non-constant, if the typecast results in the </text:span><text:span text:style-name="T11">construction</text:span><text:span text:style-name="T9"> of a new value due to the conversion.</text:span></text:p>
      <text:p text:style-name="Text_20_body_20_indent"><text:soft-page-break/><text:span text:style-name="T9">The operator also does not</text:span><text:span text:style-name="T2"> </text:span><text:span text:style-name="T9">allow to reinterpret a value's type to another type. Trying to convert a type into another type that is not compatible or conver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59">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59">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59">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59">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even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reate a multi-dimensional array<text:line-break/>array c = { {1, 2, 3}, {4, 5, 6}, {7, 8, 9} };<text:line-break/>print( c[2, 1] );<text:tab/><text:tab/>// prints 8</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soft-page-break/><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function arguments, the function call expression must specify these arguments in the form of a comma separated list of expressions to the function before the function's body can be executed.</text:p>
      <text:p text:style-name="Syntax_20_Notation">arguments := expr [',' arguments]<text:line-break/>expr := [ [typename] '::' ] identifier '(' [arguments] ')'</text:p>
      <text:p text:style-name="P1">When calling a global class member function from outside of the classes scope, the class name <text:span text:style-name="T2">(typename)</text:span> of the class, followed by the scope-operator needs to be specified. This is unless the function has been mapped to the global scope by the using-statement.</text:p>
      <text:p text:style-name="P1">The result of a function call depends on the function's declaration. If no result type has been declared at all, the function call expression does not return any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9"> execute the co-function directly. Instead, it returns a reference to a thread object that can be stored in a variable. The thread variable can then be used to resume the thread.</text:span></text:p>
      <text:p text:style-name="Preformatted_20_Text">Generator g_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reformatted_20_Text">int n = g_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94" text:outline-level="3"><text:reference-mark-start text:name="Statements"/>Statements<text:reference-mark-end text:name="Statements"/></text:h>
      <text:p text:style-name="Text_20_body_20_indent">Statements are the actual <text:span text:style-name="T2">building blocks</text:span><text:span text:style-name="T9">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9">Exceptions to this rule are the </text:span><text:span text:style-name="T2">block-statement</text:span><text:span text:style-name="T9"> and the </text:span><text:span text:style-name="T2">switch-statement.</text:span></text:p>
      <text:h text:style-name="Heading_20_5" text:outline-level="5"><text:reference-mark-start text:name="stat_block"/>Block<text:reference-mark-end text:name="stat_block"/></text:h>
      <text:p text:style-name="Text_20_body_20_indent">The block is a statement tha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text:span text:style-name="T41">block-</text:spa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100"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9">, which must result in an int value. If the result is true, </text:span><text:span text:style-name="T2">statement1</text:span><text:span text:style-name="T9"> will be executed. After this, execution will continue beyond the if-statement.</text:span></text:p>
      <text:p text:style-name="Text_20_body_20_indent"><text:span text:style-name="T9">If the result was false, and no </text:span><text:span text:style-name="T2">else</text:span><text:span text:style-name="T9"> branch has been specified, </text:span><text:span text:style-name="T2">statement1</text:span><text:span text:style-name="T9"> will be skipped and execution will continue beyond the if-statement.</text:span></text:p>
      <text:p text:style-name="Text_20_body_20_indent"><text:span text:style-name="T9">If the result was false and an </text:span><text:span text:style-name="T2">else</text:span><text:span text:style-name="T9"> branch has been specified, </text:span><text:span text:style-name="T2">statement2</text:span><text:span text:style-name="T9">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9">:</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9">, which must result in an int or string value. After that, the statement will compare the result to each of the constant expressions </text:span><text:span text:style-name="T2">const_expr</text:span><text:span text:style-name="T9">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Similar to the example given for the if-statement, here is an example that does the same thing, but solved using the switch-statement:</text:p>
      <text:p text:style-name="P61"><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15">'fall through' and break</text:p>
      <text:p text:style-name="P9">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61">switch( a )<text:line-break/>{<text:line-break/><text:tab/>case 1:<text:line-break/><text:tab/><text:tab/>text = "a is 1";<text:line-break/><text:tab/>case 2:<text:line-break/><text:tab/><text:tab/>text = "a is 2";<text:line-break/><text:tab/><text:tab/>break;<text:line-break/>}</text:p>
      <text:p text:style-name="P9">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for our purposes, namely in situations where we want to handle multiple cases with a single statement or block:</text:p>
      <text:p text:style-name="P61">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p>
      <text:p text:style-name="Preformatted_20_Text"/>
      <text:h text:style-name="P101" text:outline-level="7"><text:soft-page-break/><text:reference-mark-start text:name="stat_clause"/>clause / goto<text:reference-mark-end text:name="stat_clause"/></text:h>
      <text:p text:style-name="P21">The clause-statement is a special kind of block statement that can be tagged with a label and a result variable. The goto-statement can be used to jump out of a clause to another clause.</text:p>
      <text:p text:style-name="P72">vardecl := typename identifier ['=' expr]<text:line-break/>statement1 := 'clause' '(' vardecl ')' block-statement<text:line-break/>statement2 := 'clause' identifier block-statement [statement2]<text:line-break/>statement := statement1 [statement2]</text:p>
      <text:p text:style-name="P22">A clause-statement can consist of one or more consecutive clause blocks. The first clause block must define a result variable. <text:span text:style-name="T45">Any type can be used, including interface, class or delegate references.</text:span></text:p>
      <text:p text:style-name="P22">All following clause blocks can only specify a branch label. The label must be unique for all clause blocks in the same scope.</text:p>
      <text:p text:style-name="P65">clause (int err)<text:line-break/>{<text:line-break/> <text:s text:c="3"/>clause (string str)<text:line-break/> <text:s text:c="3"/>{<text:line-break/> <text:s text:c="7"/>/* do something */<text:line-break/> <text:s text:c="7"/>if (/* condition */)<text:line-break/> <text:s text:c="11"/>goto Exit("An exit argument");<text:line-break/> <text:s text:c="7"/>if (/* condition */)<text:line-break/> <text:s text:c="11"/>goto Error(-10);<text:line-break/> <text:s text:c="3"/>}<text:line-break/> <text:s text:c="3"/>clause Exit<text:line-break/> <text:s text:c="3"/>{<text:line-break/> <text:s text:c="7"/>println(str);<text:line-break/> <text:s text:c="3"/>}<text:line-break/>}<text:line-break/>clause Error<text:line-break/>{<text:line-break/> <text:s text:c="3"/>println("Error #" + err);<text:line-break/>}</text:p>
      <text:p text:style-name="P23">Execution will enter the first clause block, but will not fall through into following clause blocks. The clauses <text:span text:style-name="T2">Exit</text:span> and <text:span text:style-name="T3">Error</text:span> in the example above will never be entered, unless a goto explicitly jumps into them.</text:p>
      <text:p text:style-name="P23">The goto-statement pass<text:span text:style-name="T42">es</text:span> a result value to the clause-statement’s variable. This can be used to carry an error <text:span text:style-name="T43">or result </text:span>value over from one clause block to another. The expression specified to the goto-statement must match the type of the clause block’s result variable.</text:p>
      <text:p text:style-name="P24">Clause-statements can be nested. It is possible to jump from an inner clause block to an outer clause block of any level.</text:p>
      <text:p text:style-name="P25">When nesting clause blocks, labels used for an inner statement will hide those of an outer statement. This means we may reuse the label <text:span text:style-name="T2">Exit</text:span> for an inner block, even if the label has already been used for an outer block. <text:span text:style-name="T44">In that case</text:span>, the outer clause block will become unreachable.</text:p>
      <text:h text:style-name="Heading_20_7" text:outline-level="7"><text:reference-mark-start text:name="stat_break"/>break<text:reference-mark-end text:name="stat_break"/></text:h>
      <text:p text:style-name="P44">The break-statement can be used to jump out of a while-, do-while-, for-, or switch-statement.</text:p>
      <text:p text:style-name="P73">statement := 'break'</text:p>
      <text:p text:style-name="P44">When using break in nested loops or switch-statements, the break-statement always directly corresponds to the scope of the statement where it is used, for example:</text:p>
      <text:p text:style-name="P69">for( int i = 0; i &lt; 10; i++ )<text:line-break/>{<text:line-break/><text:tab/>for( int j = 0; ; j++ )<text:line-break/><text:tab/>{<text:line-break/><text:tab/><text:tab/>if( j == 5 )<text:line-break/><text:tab/><text:tab/><text:tab/>break;<text:line-break/><text:tab/>}<text:line-break/>}</text:p>
      <text:p text:style-name="P26"><text:soft-page-break/>The break-statement belongs to the scope of the inner for-statement and will jump out of it if 'j' is equal to 5. It does <text:span text:style-name="T2">not </text:span><text:span text:style-name="T9">belong to the scope of the outer for-statement, thus the outer loop will not be interrupted by the break-statement.</text:span></text:p>
      <text:h text:style-name="P103" text:outline-level="7"><text:reference-mark-start text:name="stat_continue"/>continue<text:reference-mark-end text:name="stat_continue"/></text:h>
      <text:p text:style-name="P4">The continue-statement can be used to jump to the start, respectively end of a for-, while- or do-while statement.</text:p>
      <text:p text:style-name="Syntax_20_Notation">statement := 'continue'</text:p>
      <text:p text:style-name="Text_20_body_20_indent">In a for-statement, continue will jump to the increment statement for the iterator variable.</text:p>
      <text:p text:style-name="Text_20_body_20_indent">In a while-statement, continue will jump to the top of the loop, to the loop’s expression.</text:p>
      <text:p text:style-name="Text_20_body_20_indent">In a do-while-statement, continue will jump to the end of the loop, to the loop’s expression.</text:p>
      <text:h text:style-name="Heading_20_7" text:outline-level="7"><text:reference-mark-start text:name="stat_return"/>return<text:reference-mark-end text:name="stat_return"/></text:h>
      <text:p text:style-name="P45">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P74">statement := 'return' [expr]</text:p>
      <text:p text:style-name="P45">Note that <text:span text:style-name="T2">return</text:span><text:span text:style-name="T9"> will cause the function to go out of scope, no matter where in the function the return-statement was encountered. This means that all variables defined locally in the function will be automatically freed.</text:span></text:p>
      <text:p text:style-name="P70">{<text:line-break/><text:tab/>int a = 3;<text:line-break/><text:tab/>int b = 27;<text:line-break/><text:tab/>if( c == 5 )<text:line-break/><text:tab/><text:tab/>return;<text:tab/>// free a and b and return to caller<text:line-break/><text:tab/>print( a + b );<text:line-break/>} // 'a' and 'b' automatically freed</text:p>
      <text:h text:style-name="Heading_20_7" text:outline-level="7"><text:reference-mark-start text:name="stat_yield"/>yield<text:reference-mark-end text:name="stat_yield"/></text:h>
      <text:p text:style-name="P45">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P74">statement := 'yield' [expr]</text:p>
      <text:h text:style-name="Heading_20_7" text:outline-level="7"><text:reference-mark-start text:name="throw_kwd"/>throw<text:reference-mark-end text:name="throw_kwd"/></text:h>
      <text:p text:style-name="P46">The throw statement allows us to throw an instance of an exception class from anywhere in the function's body, if a critical situation is detected and we need to end script execution immediately.</text:p>
      <text:p text:style-name="P75">statement := 'throw' expr</text:p>
      <text:p text:style-name="P46">The throw statement expects 'expr' to be a type that implements the built-in <text:span text:style-name="T2">exception</text:span> interface. At present, exceptions can only be handled in native C/C++ code.</text:p>
      <text:p text:style-name="P46">For more details about exceptions, please see the <text:span text:style-name="Referenz">→</text:span><text:span text:style-name="Referenz"><text:reference-ref text:reference-format="text" text:ref-name="ref_exception">Exceptions</text:reference-ref></text:span> section of this document.</text:p>
      <text:h text:style-name="P98" text:outline-level="5"><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soft-page-break/><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9">, which must result in an int value.</text:span></text:p>
      <text:p text:style-name="Text_20_body_20_indent"><text:span text:style-name="T9">If the result is true, </text:span><text:span text:style-name="T2">statement</text:span> will be executed. After this, execution will return to the given expression <text:span text:style-name="T2">expr</text:span><text:span text:style-name="T9"> and will evaluate it again. This will repeat for as long as </text:span><text:span text:style-name="T2">expr</text:span><text:span text:style-name="T9"> will result to true.</text:span></text:p>
      <text:p text:style-name="Text_20_body_20_indent"><text:span text:style-name="T9">If </text:span><text:span text:style-name="T2">expr</text:span><text:span text:style-name="T9"> results to false, </text:span><text:span text:style-name="T2">statement</text:span><text:span text:style-name="T9">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9">. After this, it will evaluate </text:span><text:span text:style-name="T2">expr</text:span><text:span text:style-name="T9">,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102"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9">. This is also sometimes called the </text:span><text:span text:style-name="T2">initializer statement</text:span><text:span text:style-name="T9"> because it is usually used to initialize an iterator variable. Note that if this statement is used to declare an iterator variable, this variable will be created within the scope of the for-statement. As a result, when the for-statement is left, the iterator variable is freed and its name can be reused.</text:span></text:p>
      <text:p text:style-name="P1">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text:soft-page-break/>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61">for( int i = 0; i &lt; 10; i++ )<text:line-break/><text:tab/>print( "Hello!" );</text:p>
      <text:p text:style-name="Text_20_body_20_indent">Count from 1 to 100 in steps of 10:</text:p>
      <text:p text:style-name="P61">for( int i = 1; i &lt;= 100; i += 10 )<text:line-break/><text:tab/>print( i );</text:p>
      <text:p text:style-name="P1">Count from 10 to 0 backwards:</text:p>
      <text:p text:style-name="P61">for( int i = 10; i &gt;= 0; i-- )<text:line-break/><text:tab/>print( i );</text:p>
      <text:p text:style-name="Text_20_body_20_indent">Note that <text:span text:style-name="T2">statement1</text:span>, <text:span text:style-name="T2">expr1</text:span> and <text:span text:style-name="T2">expr2</text:span> are optional, they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9">is not specified, no code is executed before the loop returns to the beginning of the loop. This can be useful if we don't want to increase the iterator variable in all cases, but only in certain cases that are handled in the loop's body.</text:span></text:p>
      <text:p text:style-name="P1">If neither <text:s/><text:span text:style-name="T2">statement1</text:span>, <text:span text:style-name="T2">expr1</text:span> nor <text:span text:style-name="T2">expr2</text:span> are specified, this creates <text:s/>the simplest form of an infinite loop:</text:p>
      <text:p text:style-name="Preformatted_20_Text">for( ; ; )<text:line-break/><text:tab/>print( "Hello!" );<text:tab/>// print infinitely</text:p>
      <text:p text:style-name="Text_20_body_20_indent"><text:span text:style-name="T9">Note that this loop is even simpler than a </text:span><text:span text:style-name="T2">while( true )</text:span><text:span text:style-name="T9"> loop, because that would actually cause the constant '1' to be tested for every iteration of the loop. </text:span><text:span text:style-name="T2">for( ; ; )</text:span><text:span text:style-name="T9"> will only result in a branch back to the start of the loop's body.</text:span></text:p>
      <text:h text:style-name="Heading_20_5" text:outline-level="5"><text:reference-mark-start text:name="stat_import"/>import<text:reference-mark-end text:name="stat_import"/></text:h>
      <text:p text:style-name="Text_20_body_20_indent">The import-statement allows developers to <text:span text:style-name="T2">modularize</text:span><text:span text:style-name="T9"> a JewelScript program. This means, the developer does not have to declare and define all functions and classes of the program in one big file. Instead developers can put each class definition into a separate file and import a class where needed, making it possible to share and reuse single classes between projects. The import-statement can only be used in the </text:span><text:span text:style-name="T2">global scope</text:span><text:span text:style-name="T9">, that means outside of all other statements.</text:span></text:p>
      <text:p text:style-name="Syntax_20_Notation">identifiers := identifier ['.' identifiers]<text:line-break/>statement := 'import' identifiers</text:p>
      <text:p text:style-name="Text_20_body_20_indent">The import-statement will first check, if <text:span text:style-name="T2">identifier</text:span><text:span text:style-name="T9"> is the class name of a </text:span><text:span text:style-name="T2">native type library</text:span><text:span text:style-name="T9">, which is a class written in C / C++ that has been registered to the runtime. If it is, the class declaration of this native type library is compiled and the class can be used.</text:span></text:p>
      <text:p text:style-name="P1"><text:soft-page-break/>If the identifier is not the class name of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import classes.graphics.gui.button;</text:p>
      <text:p text:style-name="Text_20_body_20_indent">This will try to import the class "button" from the path "classes/graphics/gui", if such a path is found under the current working directory.</text:p>
      <text:p text:style-name="P1">Note that when importing script files, JewelScript assumes that the file name of a script file is the same as the class name defined in that file, plus the file extension for script files, which is usually "jc".</text:p>
      <text:p text:style-name="Text_20_body_20_indent">However, unlike Java, JewelScript does not enforce that the file name is the same as the class name in that file. Such a strict file name / class name relationship would mean that it would not be possible to have more than one class per file, which is an annoying restriction of flexibility, especially with small projects.</text:p>
      <text:p text:style-name="Text_20_body_20_indent">Since not all applications embedding JewelScript probably would want to use the standard extension "jc" for externally imported script files, a compiler option is available that allows developers to override the file extension assumed by the import-statement.</text:p>
      <text:p text:style-name="Text_20_body_20_indent">Note that the import-statement automatically keeps track of files (and native type libraries) that have already been imported. If a file has already been imported, the import-statement will silently ignore all further attempts to import that file.</text:p>
      <text:p text:style-name="Text_20_body_20_indent">Also note that there is no need to import the built-in classes <text:span text:style-name="T2">string </text:span><text:span text:style-name="T9">and</text:span> <text:span text:style-name="T2">array</text:span>. These are automatically imported when the JewelScript compiler is initialized and thus are always defined.</text:p>
      <text:h text:style-name="P105" text:outline-level="7">Import paths</text:h>
      <text:p text:style-name="P31">JewelScript 1.1 introduced a new feature called “import paths”. It’s purpose is to make building libraries of shared script code easier.</text:p>
      <text:p text:style-name="P30">By using the API function JCLAddImportPath(), application developers can define any amount of standard paths on the local file-system, where the import-statement should look for script files.</text:p>
      <text:p text:style-name="P31">Each import path must be defined with a unique keyword. If this keyword is the first identifier to an import-statement, the path associated with that keyword is used as the base directory.</text:p>
      <text:p text:style-name="P32">For example:</text:p>
      <text:p text:style-name="Preformatted_20_Text"><text:span text:style-name="Source_20_Text">JCLAddImportPath(pVM, "System", "C:\\Program Files\\My Application\\Scripts");</text:span></text:p>
      <text:p text:style-name="Text_20_body_20_indent"><text:span text:style-name="T51">This would</text:span> allow <text:span text:style-name="T51">us</text:span> to use th<text:span text:style-name="T51">e following</text:span> statement in scripts:</text:p>
      <text:p text:style-name="Preformatted_20_Text"><text:span text:style-name="Source_20_Text">import System.Console.Application;</text:span></text:p>
      <text:p text:style-name="P32"><text:span text:style-name="T51">W</text:span>hich <text:span text:style-name="T51">would</text:span> load and compile the script <text:span text:style-name="T51">file</text:span> “C: \ Program Files \ My Application \ Scripts \ Console \ Application.jc”.</text:p>
      <text:h text:style-name="P106" text:outline-level="7">import all</text:h>
      <text:p text:style-name="Text_20_body_20_indent">To make HTML documentation generation for an application easier, the keyword ‘all’ can be used to import all native types registered to the runtime at once.</text:p>
      <text:p text:style-name="Preformatted_20_Text">import all; // imports all known native types!</text:p>
      <text:p text:style-name="Text_20_body_20_indent">However, this may cause a performance hit and use a lot of memory with very large projects and many classes. For this reason, even though it may seem convenient, it is not recommended to use this feature for normal programming purposes.</text:p>
      <text:h text:style-name="Heading_20_5" text:outline-level="5"><text:soft-page-break/><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also known as <text:span text:style-name="T2">static member functions</text:span>), JewelScript normally requires the developer to specify the <text:span text:style-name="T5">full-qualified</text:span> function name in order to call the function. This is because we can of course define more than one class having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er class names and global functions that are often used, specifying the full-qualified name can be tedious. Therefore it is possible to tell the compiler to assume a certain class name space when calling a function, by specifying the using-statement:</text:p>
      <text:p text:style-name="Preformatted_20_Text">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however,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soft-page-break/><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9"> be carried over into another file.</text:span></text:p>
      <text:p text:style-name="Text_20_body_20_indent">The string literal <text:span text:style-name="T2">string_literal</text:span><text:span text:style-name="T9"> is assumed to</text:span> specify a comma separated list of <text:span text:style-name="T2">name = value</text:span> pairs. Values can be boolean, integers or strings, depending on the option. For switches, the words <text:span text:style-name="T2">true, false, yes </text:span><text:span text:style-name="T9">and </text:span><text:span text:style-name="T2">no</text:span><text:span text:style-name="T9">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p text:style-name="P15">verbose</text:p>
      <text:p text:style-name="Monospace_20_indent"><text:span text:style-name="T6">verbose</text:span> = 0|1 (default:0)</text:p>
      <text:p text:style-name="Text_20_body_20_indent">Enables / disables additional compiler output, for example number of allocated and freed blocks, number of errors and warnings, optimizations successfully performed, generated code size, etc.</text:p>
      <text:p text:style-name="P15">warning-level</text:p>
      <text:p text:style-name="Monospace_20_indent"><text:span text:style-name="T6">warning-level</text:span> = 0...4 (default: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p text:style-name="P15">stack-locals</text:p>
      <text:p text:style-name="Monospace_20_indent"><text:span text:style-name="T6">stack-locals</text:span> = 0<text:span text:style-name="T9">|1</text:span> (default:1)</text:p>
      <text:p text:style-name="Text_20_body_20_indent">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p text:style-name="P15">optimize</text:p>
      <text:p text:style-name="Monospace_20_indent"><text:span text:style-name="T6">optimize</text:span> = <text:span text:style-name="T9">0...3</text:span> (default: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9">stack-locals” is automatically set to 1.</text:span></text:p>
      <text:p text:style-name="P15">use-rtchk</text:p>
      <text:p text:style-name="Monospace_20_indent"><text:span text:style-name="T6">use-rtchk</text:span> = 0<text:span text:style-name="T9">|1</text:span> (default: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p text:style-name="P15">file-ext</text:p>
      <text:p text:style-name="Monospace_20_indent"><text:span text:style-name="T6">file-ext </text:span>= <text:span text:style-name="Emphasis"><text:span text:style-name="T9">string</text:span></text:span> (default:"jc")</text:p>
      <text:p text:style-name="Text_20_body_20_indent"><text:soft-page-break/>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6">must not</text:span> include the dot character, or any other invalid characters. Valid characters are:</text:p>
      <text:p text:style-name="Syntax_20_Notation">fileext := [<text:span text:style-name="T35">0-9A-Za-z_]+</text:span></text:p>
      <text:p text:style-name="P15">file-import</text:p>
      <text:p text:style-name="Monospace_20_indent">file-import = 0|1 (default: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p text:style-name="P15">error-format</text:p>
      <text:p text:style-name="Monospace_20_indent">error-format = default|ms (default: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p text:style-name="P15">log-garbage</text:p>
      <text:p text:style-name="Monospace_20_indent">log-garbage = 0|1 (default:0)</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Text_20_body_20_indent">This option is <text:span text:style-name="T34">global</text:span><text:span text:style-name="T6">, it is not applied on a per-file basis. If multiple files use this option, the value from the last compiled file is used.</text:span></text:p>
      <text:p text:style-name="P15">data-stack-size, call-stack-size, stack-size</text:p>
      <text:p text:style-name="Monospace_20_indent">stack-size = n (default: application defined)</text:p>
      <text:p text:style-name="Text_20_body_20_indent">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34">global</text:span><text:span text:style-name="T6">, they are not applied on a per-file basis. If multiple files use these options, the value from the last compiled file is used.</text:span></text:p>
      <text:h text:style-name="Heading_20_5" text:outline-level="5"><text:soft-page-break/><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When declaring a variable without explicitly and immediately assigning an initial value, the compiler will automatically initialize the variable with a <text:span text:style-name="T2">default value</text:span><text:span text:style-name="T9">. In the case of a numerical type, this default value is 0. For the string, array and user defined class types, the compiler will try to construct an instance by calling the </text:span><text:span text:style-name="T2">default constructor</text:span><text:span text:style-name="T9">. If the class does not have a default constructor, or it has been declared as </text:span><text:span text:style-name="T2">explicit, </text:span><text:span text:style-name="T9">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text:soft-page-break/>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9">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text:soft-page-break/>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JewelScript allows developers to declare interfaces, which are <text:span text:style-name="T2">pure abstract </text:span>class declarations, and <text:span text:style-name="T57">implementation</text:span> of <text:span text:style-name="T57">a single</text:span> interface <text:span text:style-name="T58">in a class</text:span>.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text:span text:style-name="T59">implement</text:span> interface 'Foo' would <text:span text:style-name="T2">at least </text:span>need to implement two methods, GetName() and SetName(), and at least one constructor, as mentioned earlier. A class declaration that <text:span text:style-name="T59">implements</text:span> interface 'Foo' might look like this:</text:p>
      <text:p text:style-name="Preformatted_20_Text">class Bar : Foo<text:tab/>// class Bar <text:span text:style-name="T60">implements</text:span>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text:span text:style-name="T61">implement</text:span>ing classes must implement a matching constructor.</text:p>
      <text:p text:style-name="Preformatted_20_Text"><text:soft-page-break/>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P37">In the above example, class 'Bar' <text:span text:style-name="T61">implement</text:span>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Note that JewelScript is a bit more restrictive than other C-style languages when it comes to expression statements. More specifically, it does <text:span text:style-name="T2">not </text:span><text:span text:style-name="T9">allow multiple expressions combined by </text:span><text:span text:style-name="T2">binary operators</text:span><text:span text:style-name="T9">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9">"useless code", code which might affect performance, even though the result of it will be thrown away.</text:span></text:p>
      <text:p text:style-name="P1">Of course people can argue that a function call also affects performance, and if the function does nothing but compute a value which is thrown away afterwards, then this would rule out function calls as well.</text:p>
      <text:p text:style-name="P1">However, the difference is, with functions the compiler <text:span text:style-name="T2">cannot know</text:span>, as calling a function can have desired <text:span text:style-name="T2">side-effects</text:span>, even if the function result is discarded, while expressions like the examples shown above simply make no sense when their result is discarded.</text:p>
      <text:p text:style-name="P1">It might seem weird that JewelScript does allow to specify a <text:span text:style-name="T2">literal constant</text:span> as an expression statement:</text:p>
      <text:p text:style-name="P61">1000;<text:line-break/>"Hello";<text:line-break/>3.141;</text:p>
      <text:p text:style-name="Text_20_body_20_indent">This is because doing this will result in <text:span text:style-name="T2">absolutely no code</text:span><text:span text:style-name="T9">. The compiler is smart enough to know that these values are never used and just ignores them.</text:span></text:p>
      <text:p text:style-name="P1">Unlike C, C++ and other C-style languages, JewelScript does <text:span text:style-name="T2">not </text:span>support expression statements where multiple expressions are delimited by the comma-operator. In JewelScript the comma is not an operator at all, it is just a token recognized to delimit function arguments.</text:p>
      <text:h text:style-name="P99" text:outline-level="5"><text:soft-page-break/><text:reference-mark-start text:name="stat_empty"/>Empty statement<text:reference-mark-end text:name="stat_empty"/></text:h>
      <text:p text:style-name="P1">C and C++ support an empty statement to be placed, meaning a statement that contains no code (and hence is empty).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9">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94"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9">to a value, it does not directly store the value. Instead, it stores the </text:span><text:span text:style-name="T2">address</text:span><text:span text:style-name="T9"> in memory, where the value has been put. However, when using value types (as opposed to </text:span><text:span text:style-name="T2">reference types</text:span><text:span text:style-name="T9">,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in a JewelScript program, we need to declare it. Declaring a variable has the purpose of making the variable (the variable <text:span text:style-name="T2">itself</text:span>, not it's value!) known to the language. This includes making the variable's name, the data type bound to the variable, and the variable's <text:span text:style-name="T9">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For example, if we place a variable declaration in the <text:span text:style-name="T2">global scope</text:span><text:span text:style-name="T9">, which means outside of a function or class, then this variable will be a global variable, meaning it's life-time spans the whole life-time of the program and it is visible from anywhere in the program.</text:span></text:p>
      <text:p text:style-name="P1">If we place a variable declaration in a function definition, on the other hand, then this variable's life-time only spans the time the function is being executed - once the function returns the variable does not exist anymore. Furthermore, the variable is only visible in that function, which means that other functions cannot refer to the variable; it's name is unknown outside of the function.</text:p>
      <text:p text:style-name="P1">When a global or local variable is declared, but no explicit and immediate initialization value is assigned (like it is the case in the example above), the compiler will automatically initialize the variable with a <text:span text:style-name="T2">default value</text:span>. For the numerical types float and int this default value is 0. For the built-in and user defined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s). The compiler will generate a compile-time error when a constructor does not initialize all member variables declared in the clas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9">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61"><text:soft-page-break/>float x = 3.141, y = 27.5;</text:p>
      <text:p text:style-name="Text_20_body_20_indent">Note that special rules apply when it comes to initializing variables declared in classes (class member variables), these variables can <text:span text:style-name="T2">not </text:span><text:span text:style-name="T9">be immediately initialized in the declaration statement, but must be initialized in the class constructor(s)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9">after</text:span><text:span text:style-name="T2"> </text:span><text:span text:style-name="T9">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single object </text:span>in memory<text:span text:style-name="T2">.</text:span></text:p>
      <text:p text:style-name="P1">The purpose of using reference variables is generally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side effect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by the compiler. So all we have to do to declare a reference variable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as constant. However, it has the advantage that we don't have to take care about copying when assigning objects passed to a method to member variables.</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of course copy-constructing the member variables instead of making the arguments constant.</text:p>
      <text:p text:style-name="Preformatted_20_Text"><text:soft-page-break/>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allowed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9">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3382159631864534856" text:style-name="L4">
        <text:list-item>
          <text:p text:style-name="P93">Freeing the developer from thinking about the life-time of objects. When not using weak references, the language can guarantee that an object referenced by a variable always exists. An object cannot be destroyed until there is no variable anymore that uses it. Weak references do not provide this safety. Since their reference to the object is not counted, the object might be gone before the weak reference variable is destroyed. The weak reference would then reference a <text:span text:style-name="T2">zombie</text:span> - an object that doesn't exist anymore. If the zombie's memory area has been reused by the application for other values in the meantime, modifying such a zombie object will overwrite these values, which will sooner or later lead to an application crash.</text:p>
        </text:list-item>
        <text:list-item>
          <text:p text:style-name="P93">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55">Because of these disadvantages, weak references should only be used if there is a problem that cannot be solved otherwise. In other words, if the program does not have a reference cycle problem, then there is no reason to use weak references.</text:p>
      <text:p text:style-name="P55">Yet, if it turns out that a program has a reference cycle problem, using weak references to solve the issue should be the <text:span text:style-name="T2">last</text:span><text:span text:style-name="T9"> option on the list. Reference cycles can very often be avoided by a "proper" design of the relationships between objects.</text:span></text:p>
      <text:p text:style-name="P56">For example, the simple addition of a “dispose()” method to our class, that we call when we don't need the object anymore, can help us avoid reference cycles, if this dispose method sets all it's member references to null.</text:p>
      <text:p text:style-name="P56">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class Object<text:line-break/>{<text:line-break/><text:tab/>method Object() { ref = null; }<text:line-break/><text:tab/>Object ref;<text:line-break/>}<text:line-break/></text:p>
      <text:p text:style-name="Preformatted_20_Text"><text:soft-page-break/>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30">A</text:span> and <text:span text:style-name="T30">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30">A</text:span> and <text:span text:style-name="T30">B.</text:span> Hence the reference counts of both objects are decreased to 1. That's all, nothing else happens. Both <text:span text:style-name="T30">A</text:span> and <text:span text:style-name="T30">B</text:span> will not be destroyed and have 'leaked'.</text:p>
      <text:p text:style-name="Text_20_body_20_indent">Since object <text:span text:style-name="T30">A</text:span> still has a reference from <text:span text:style-name="T30">B.ref</text:span>, the runtime cannot destroy it, it must assume <text:span text:style-name="T30">A</text:span> is still in use. Likewise, since object <text:span text:style-name="T30">B</text:span> still has a reference from <text:span text:style-name="T30">A.ref</text:span>, the runtime cannot destroy it, it must assume <text:span text:style-name="T30">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text:soft-page-break/>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34">really, really BAD</text:span><text:span text:style-name="T6">, and it will cause nothing but problems in JewelScript. More specifically, it will cause the reference cycle that has been mentioned earlier.</text:span></text:p>
      <text:p text:style-name="P10">If we stick to regarding references as "is owned by", we will actually notice the mistake right away. The company can own the employees, but can the employees own the company as well?</text:p>
      <text:p text:style-name="Text_20_body_20_indent"><text:span text:style-name="T5">References back to something</text:span><text:span text:style-name="T6">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3563056923773509562" text:style-name="L5">
        <text:list-item>
          <text:p text:style-name="P80">There is also a counted reference to the main object somewhere in the program.</text:p>
        </text:list-item>
        <text:list-item>
          <text:p text:style-name="P80">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4251361907559683909" text:style-name="L6">
        <text:list-item>
          <text:p text:style-name="P81">There is always a counted reference to the Foo instance (when instantiating the class).</text:p>
        </text:list-item>
        <text:list-item>
          <text:p text:style-name="P81">The Foo instances life span is as long as the thread object's life span.</text:p>
        </text:list-item>
      </text:list>
      <text:h text:style-name="P94"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allows developers to define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structures or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text:p>
      <text:p text:style-name="Text_20_body_20_indent">But the big advantage of this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9">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 Thus, developers using this technique to generate enumerated constants should make sure not to use the function name "enum", because this might become a language keyword at some point in the futur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9">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text:span text:style-name="T69">if a reference variable is</text:span> const<text:span text:style-name="T70">ant</text:span>,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P42">It is safer to use set-accessors instead of methods to modify an object’s properties, because the compiler can properly check if calling a set-accessor would modify a constant object.</text:p>
      <text:p text:style-name="P43">The ability to declare constant methods might be supported by a future version of the language.</text:p>
      <text:h text:style-name="P94" text:outline-level="3"><text:reference-mark-start text:name="Functions"/>Functions<text:reference-mark-end text:name="Functions"/></text:h>
      <text:p text:style-name="P1">In JewelScript, the term 'function' always refers to a <text:span text:style-name="T2">global function </text:span>(also known as <text:span text:style-name="T2">static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as arguments to other functions, be returned by them, be assigned to variables, and so forth.</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Similar to variables, f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9">,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As mentioned before, f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however, makes forward declarations (and include files) unnecessary.</text:p>
      <text:p text:style-name="Text_20_body_20_indent">In the first pass, the compiler will declare all functions in a file, no matter if they appear in the form of a function declaration or definition statement, and t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9">A function call in JewelScript can be used to call a global function, an instance class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9">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9">In general, the compiler will always choose the variant of the function that will require </text:span><text:span text:style-name="T2">the least</text:span><text:span text:style-name="T9">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9"> produce an ambiguous function call error, since the compiler cannot really know which variant of the function the developer wanted to call:</text:span></text:p>
      <text:p text:style-name="Preformatted_20_Text">function int foo(int);<text:line-break/>function string foo(int);</text:p>
      <text:p text:style-name="P61">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9">If a class name, followed by the scope operator, has been specified to a function call, then the compiler will only search in the declaration of the specified class </text:span>for<text:span text:style-name="T9">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9">See also </text:span><text:span text:style-name="Referenz"><text:span text:style-name="T36">→</text:span></text:span><text:span text:style-name="Referenz"><text:span text:style-name="T36"><text:reference-ref text:reference-format="text" text:ref-name="stat_using">using</text:reference-ref></text:span></text:span><text:span text:style-name="Referenz"><text:span text:style-name="T36"> </text:span></text:span><text:span text:style-name="Referenz"><text:span text:style-name="T9">keyword</text:span></text:span><text:span text:style-name="Referenz"><text:span text:style-name="T36">.</text:span></text:span></text:p>
      <text:h text:style-name="P94"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9">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9">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n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9">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29">much cheaper</text:span><text:span text:style-name="T9">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9">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94"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9">The following statement forward declares the class </text:span></text:span><text:span text:style-name="Referenz"><text:span text:style-name="T2">Foo</text:span></text:span><text:span text:style-name="Referenz"><text:span text:style-name="T9">:</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9">is example</text:span> shows a complete class declaration of a class called 'Foo'. It has a single constructor taking no arguments (the <text:span text:style-name="T2">default constructor</text:span><text:span text:style-name="T9">)</text:span> and the methods (instance member functions) GetName() and SetName(). Furthermore, it has one single member variable, a string named 'm_Name'.</text:p>
      <text:h text:style-name="P99"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61">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9">When compiling a class, JewelScript will verify that each constructor specified to a class initializes </text:span><text:span text:style-name="T8">all instance member variables declared in the class. This is done to ensure that the program is not being run with objects that contain uninitialized variables or references. The constructor must initialize the member variables </text:span><text:span text:style-name="T5">directly</text:span><text:span text:style-name="T8">, meaning not by calling another method or function that does so.</text:span></text:p>
      <text:p text:style-name="P9"><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7">.</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61">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102"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34">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61">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9"> section of this document is also true for methods.</text:span></text:span></text:p>
      <text:p text:style-name="Text_20_body_20_indent"><text:span text:style-name="Referenz"><text:span text:style-name="T9">The only noteworthy thing to add about methods is that the language provides a reference to the instance of the class through the </text:span></text:span><text:span text:style-name="Referenz"><text:span text:style-name="T2">this</text:span></text:span><text:span text:style-name="Referenz"><text:span text:style-name="T9"> reference. We can use the </text:span></text:span><text:span text:style-name="Referenz"><text:span text:style-name="T2">this</text:span></text:span><text:span text:style-name="Referenz"><text:span text:style-name="T9"> reference to access member variables or methods, or to pass a reference to our instance to other functions that are not methods in our class.</text:span></text:span></text:p>
      <text:p text:style-name="Preformatted_20_Text"><text:span text:style-name="Referenz"><text:span text:style-name="T9">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9">even though this doesn't make much sense, since the compiler will never perform automatic type conversion if the left hand value is type-less.</text:span></text:p>
      <text:p text:style-name="P61">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9">.</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9"> and a </text:span><text:span text:style-name="T2">setter</text:span><text:span text:style-name="T9"> method, to allow other classes access to the variable in a controlled manner.</text:span></text:p>
      <text:p text:style-name="Text_20_body_20_indent"><text:span text:style-name="T9">JewelScript employs the </text:span><text:span text:style-name="T2">accessor</text:span><text:span text:style-name="T9">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61">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9">In this example, we define a simple class </text:span><text:span text:style-name="T2">Foo</text:span><text:span text:style-name="T9"> that has an integer number as a member variable. To prevent developers from accessing </text:span><text:span text:style-name="T2">value</text:span><text:span text:style-name="T9">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102"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102"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9">This lets us add abstract properties to the class, properties that are not simple variables and have no real storage location in the class. This is especially useful in native types. For example, the </text:span><text:span text:style-name="T2">length</text:span><text:span text:style-name="T9"> property of the built-in string class is a read accessor.</text:span></text:p>
      <text:p text:style-name="P1">Furthermore, since accessors are methods, they can also be declared in interfaces. This lets us define class properties as a part of a common interface for deriving classes: Every class <text:span text:style-name="T62">implement</text:span>ing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30">:: </text:span><text:span text:style-name="T31">and the function name.</text:span></text:p>
      <text:p text:style-name="Text_20_body_20_indent"><text:span text:style-name="T31">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31">→</text:span></text:span><text:span text:style-name="Referenz"><text:span text:style-name="T33"><text:reference-ref text:reference-format="text" text:ref-name="stat_using">using</text:reference-ref></text:span></text:span><text:span text:style-name="T31"> statement.</text:span></text:p>
      <text:p text:style-name="P60">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9">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9">. Like normal global variables and constants outside of a class, those declared inside of a class have to be initialized immediately in their declaration statement.</text:span></text:p>
      <text:p text:style-name="P61">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9">Note that the </text:span><text:span text:style-name="T2">using</text:span><text:span text:style-name="T9"> statement does not affect global constants declared in classes.</text:span></text:p>
      <text:p text:style-name="P87"><text:span text:style-name="T9">However, JewelScript 1.0.3.13 extended the </text:span><text:span text:style-name="T27">argument-</text:span><text:span text:style-name="T9">scope when calling a member function of a class. The compiler will first try to find a given constant in the class that is being called, then in the class that is performing the call, and finally in the global space.</text:span></text:p>
      <text:p text:style-name="P109"><text:span text:style-name="T9">class CharColor<text:line-break/>{<text:line-break/> <text:s text:c="3"/>const int Red = 0;<text:line-break/> <text:s text:c="3"/>const int Blue = 1;<text:line-break/> <text:s text:c="3"/>const int Green = 2;<text:line-break/><text:line-break/> <text:s text:c="3"/>method CharColor(int foreground, int background)<text:line-break/> <text:s text:c="3"/>{<text:line-break/> <text:s text:c="7"/>Foreground = foreground;<text:line-break/> <text:s text:c="7"/>Background = background;<text:line-break/> <text:s text:c="3"/>}<text:line-break/> <text:s text:c="3"/>int Foreground;<text:line-break/> <text:s text:c="3"/>int Background;<text:line-break/>}<text:line-break/><text:line-break/>function main()<text:line-break/>{<text:line-break/> <text:s text:c="3"/>CharColor c = new CharColor(Red, Black);<text:line-break/>}</text:span></text:p>
      <text:h text:style-name="Heading_20_5" text:outline-level="5"><text:soft-page-break/><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3845209384990932690" text:style-name="L7">
        <text:list-item>
          <text:p text:style-name="P82">Explicit instantiation by <text:span text:style-name="Referenz">→</text:span><text:span text:style-name="Referenz"><text:reference-ref text:reference-format="text" text:ref-name="Operator_new">Operator new</text:reference-ref></text:span></text:p>
        </text:list-item>
        <text:list-item>
          <text:p text:style-name="P82">Implicit instantiation by automatic variable initialization</text:p>
        </text:list-item>
        <text:list-item>
          <text:p text:style-name="P82">Implicit instantiation by automatic type conversion</text:p>
        </text:list-item>
      </text:list>
      <text:p text:style-name="Text_20_body_20_indent">Here is an example that illustrates these three ways:</text:p>
      <text:p text:style-name="Preformatted_20_Text">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rong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30">=</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text:soft-page-break/>Conversion by convertor methods</text:h>
      <text:p text:style-name="Text_20_body_20_indent">In order to define a custom conversion to another type, we can add a convertor method to our class declaration. Lets say we have defined a <text:span text:style-name="T2">Color</text:span><text:span text:style-name="T9"> class that allows us to store RGB colors. A very basic example could look like this:</text:span></text:p>
      <text:p text:style-name="P61">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61">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61">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61">Color c = new Color(255, 0, 255);<text:tab/>// create a RGB color object<text:line-break/>SetColorKey( c );<text:tab/><text:tab/><text:tab/><text:tab/><text:tab/>// set color key</text:p>
      <text:h text:style-name="P102"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61">function int GetColorKey();</text:p>
      <text:p text:style-name="P1">By adding a constructor to the class that allows JewelScript to automatically create an instance from an integer, we can achieve this.</text:p>
      <text:p text:style-name="P61"><text:soft-page-break/>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61">Color c = GetColorKey();</text:p>
      <text:h text:style-name="P100"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34">never</text:span><text:span text:style-name="T6"> be called by automatic type conversion. Instead, the developer must explicitly acknowledge that a conversion is wanted by using the </text:span><text:span text:style-name="Referenz"><text:span text:style-name="T4">→</text:span></text:span><text:span text:style-name="T5"><text:reference-ref text:reference-format="text" text:ref-name="Operator_typecast">Typecast operator</text:reference-ref></text:span><text:span text:style-name="T6">.</text:span></text:p>
      <text:p text:style-name="P9">The language will notify the developer with a compile-time error if a statement is using a conversion that requires a typecast operator.</text:p>
      <text:p text:style-name="P1"><text:span text:style-name="T6">As an example, the built-in </text:span><text:span text:style-name="T5">string</text:span><text:span text:style-name="T6">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64">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9">Instead, an alias needs to be defined in order to use the type.</text:span></text:p>
      <text:p text:style-name="P61">Foo::processor fn = function { return chr + 1; };<text:tab/>// syntax error</text:p>
      <text:p text:style-name="P61">alias Foo::processor FooProcessor;</text:p>
      <text:p text:style-name="P61">FooProcessor fn = function { return chr + 1; };<text:tab/>// OK</text:p>
      <text:h text:style-name="P102" text:outline-level="7"><text:soft-page-break/>Member aliases</text:h>
      <text:p text:style-name="Text_20_body_20_indent"><text:span text:style-name="T9">It is also possible to define aliases in the name space of a class. This allows us to </text:span><text:span text:style-name="T2">reuse</text:span><text:span text:style-name="T9"> local type names or aliases from other classes locally in our class. Like local type names, local aliases will be defined using their full qualified names.</text:span></text:p>
      <text:p text:style-name="P61">class NewFoo<text:line-break/>{<text:line-break/><text:tab/>alias Foo::processor processor;<text:tab/>// results in NewFoo::processor<text:line-break/><text:line-break/><text:tab/>method Process(processor fn);<text:tab/>// use NewFoo::processor<text:line-break/>}</text:p>
      <text:p text:style-name="Text_20_body_20_indent"><text:span text:style-name="T9">At present, type names and aliases declared locally in classes are not affected by the </text:span><text:span text:style-name="T2">using</text:span><text:span text:style-name="T9"> statement, meaning they cannot be mapped to the global name space, like it is possible with static member functions. This might change in future versions of the language.</text:span></text:p>
      <text:p text:style-name="P61">using Foo;<text:line-break/><text:line-break/>processor fn = function { return chr + 1; };<text:tab/>// does not work</text:p>
      <text:p text:style-name="Text_20_body_20_indent"><text:span text:style-name="T9">See also: </text:span><text:span text:style-name="Referenz"><text:span text:style-name="T4">→</text:span></text:span><text:span text:style-name="Referenz"><text:span text:style-name="T4"><text:reference-ref text:reference-format="text" text:ref-name="stat_alias">Type aliases</text:reference-ref></text:span></text:span><text:span text:style-name="T5"> </text:span><text:span text:style-name="T8">and</text:span><text:span text:style-name="T9"> </text:span><text:span text:style-name="Referenz"><text:span text:style-name="T4">→</text:span></text:span><text:span text:style-name="Referenz"><text:span text:style-name="T4"><text:reference-ref text:reference-format="text" text:ref-name="stat_using">using</text:reference-ref></text:span></text:span><text:span text:style-name="Referenz"><text:span text:style-name="T5">.</text:span></text:span></text:p>
      <text:h text:style-name="P94" text:outline-level="3"><text:reference-mark-start text:name="Interfaces"/>Interfaces<text:reference-mark-end text:name="Interfaces"/></text:h>
      <text:p text:style-name="P38">JewelScript supports the declaration of interfaces and <text:span text:style-name="T63">implementing them</text:span> <text:span text:style-name="T63">in classes</text:span>. An interface in JewelScript is always <text:span text:style-name="T2">abstract</text:span>, meaning it can only consist of <text:span text:style-name="T9">method declarations. It cannot contain static member functions or member variables, and methods cannot be implemented directly in the interface. Instead, they can only be implemented by having a class </text:span><text:span text:style-name="T18">implement</text:span><text:span text:style-name="T9"> the interface.</text:span></text:p>
      <text:p text:style-name="P38"><text:span text:style-name="T9">When a class </text:span><text:span text:style-name="T18">implement</text:span><text:span text:style-name="T9">s an interface, all methods from that interface must be implemented in the class. If a method </text:span><text:span text:style-name="T19">deriv</text:span><text:span text:style-name="T9">ed from an interface is not implemented, the language will create a default implementation for that method, or issue a compile-time error if the interface was declared using the </text:span><text:span text:style-name="T2">strict</text:span><text:span text:style-name="T9"> modifier keyword. (See </text:span><text:span text:style-name="Referenz"><text:span text:style-name="T4">→</text:span></text:span><text:span text:style-name="Referenz"><text:span text:style-name="T4"><text:reference-ref text:reference-format="text" text:ref-name="strict_func">Strict functions, classes and interfaces</text:reference-ref></text:span></text:span><text:span text:style-name="Referenz"><text:span text:style-name="T28">)</text:span></text:span></text:p>
      <text:p text:style-name="Text_20_body_20_indent"><text:span text:style-name="T9">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9"> of the methods in an object is as assumed by the application.</text:span></text:p>
      <text:p text:style-name="P61">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9">The above statement declares an interface </text:span><text:span text:style-name="T2">Control</text:span><text:span text:style-name="T9"> which gets passed a reference to a native control object in it's constructor and declares the event handler methods </text:span><text:span text:style-name="T2">OnClick</text:span><text:span text:style-name="T9">, </text:span><text:span text:style-name="T2">OnKey</text:span><text:span text:style-name="T9"> and </text:span><text:span text:style-name="T2">OnIdle</text:span><text:span text:style-name="T9">.</text:span></text:p>
      <text:p text:style-name="P3">By having script programmers <text:span text:style-name="T61">implement</text:span> this interface, our native application allows them to implement additional GUI controls in JewelScript.</text:p>
      <text:p text:style-name="P1">The interface is a way for the application to make three important things sure:</text:p>
      <text:list xml:id="list3861989668678007003" text:style-name="L8">
        <text:list-item>
          <text:p text:style-name="P84">All event handler methods that our native application wants to call are actually present in the classes that script developers create. This saves the application from having to check that the class implementation is complete.</text:p>
        </text:list-item>
        <text:list-item>
          <text:p text:style-name="P83"><text:span text:style-name="T9">All event handler methods have been implemented </text:span><text:span text:style-name="T2">correctly</text:span><text:span text:style-name="T9">, meaning the argument list and result type of the methods are as the native application expects them to be.</text:span></text:p>
        </text:list-item>
        <text:list-item>
          <text:p text:style-name="P83"><text:span text:style-name="T9">The </text:span><text:span text:style-name="T2">order</text:span><text:span text:style-name="T9"> in which methods are implemented is fixed (because it's defined by the interface), so the native application can rely on fixed method indexes. For example, </text:span><text:span text:style-name="T2">OnKey</text:span><text:span text:style-name="T9">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P85">Starting with JewelScript 1.0.3.13, it is also possible to use the <text:span text:style-name="Referenz">→</text:span><text:span text:style-name="Referenz"><text:reference-ref text:reference-format="text" text:ref-name="Operator_typecast">Typecast operator</text:reference-ref></text:span> to cast down a reference to it’s actual type. <text:span text:style-name="T72">To ensure type-safety, this will also generate the instruction to ensure the correct type of the value at runtime.</text:span></text:p>
      <text:p text:style-name="P108">function AddButton(Control btn)<text:line-break/>{<text:line-break/> <text:s text:c="3"/>Button button = (Button)btn;<text:line-break/>}<text:line-break/></text:p>
      <text:h text:style-name="P96"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9"> just in case the native application is going to call the function.</text:span></text:p>
      <text:p text:style-name="P1">For functions that declare a result, the default function implementation will return null. <text:span text:style-name="T52">F</text:span>or functions that do not declare a result, the default implementation simply returns.</text:p>
      <text:p text:style-name="P1">Script programmers can utilize this behaviour when <text:span text:style-name="T64">implementing</text:span>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61">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61">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95"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or object in the language.</text:p>
      <text:p text:style-name="Text_20_body_20_indent"><text:span text:style-name="T9">To ensure type safety, delegates have to be declared using the </text:span><text:span text:style-name="T2">delegate</text:span><text:span text:style-name="T9"> keyword, which will create a new delegate type. A delegate type is a type that simply describes the signature of a function or method. It specifies the result type, number of arguments and argument types.</text:span></text:p>
      <text:p text:style-name="P61">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61">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9">When taking a reference from an instance member function, the language will store both the reference to the function </text:span><text:span text:style-name="T5">and</text:span><text:span text:style-name="T8"> the reference to the object in the delegate variable.</text:span></text:p>
      <text:p text:style-name="P63">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5">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P107" text:outline-level="7"><text:soft-page-break/>Specifying argument names</text:h>
      <text:p text:style-name="P89">In certain cases it can become necessary to specify names for the delegate’s arguments. The reason for this is that all delegates <text:span text:style-name="T79">which</text:span> share the same signature, <text:span text:style-name="T79">also </text:span>share the same type-id. This is done so that delegates with matching signatures are interchangeable.</text:p>
      <text:p text:style-name="P110">delegate int Comparer(int x, int y);<text:line-break/>delegete int Verifier(int a, int b);<text:line-break/><text:line-break/>Comparer fn = function { return x == y; };<text:line-break/>Verifier ve = fn; // <text:span text:style-name="T75">same signatures, OK</text:span><text:line-break/></text:p>
      <text:p text:style-name="P89">The example illustrates two delegates with the same signature: <text:span text:style-name="T2">int (int, int)</text:span>. JewelScript allows us to move the value from variable <text:span text:style-name="T2">fn</text:span> to <text:span text:style-name="T2">ve</text:span>, because both delegate types are actually just aliases for the signature <text:span text:style-name="T2">int (int, int)</text:span>.</text:p>
      <text:p text:style-name="P89">However, this can sometimes lead to the case that the compiler doesn’t know the argument names <text:span text:style-name="T77">of the delegate type</text:span>. <text:span text:style-name="T76">The compiler only memorizes argument names for the first delegate type of any given signature.</text:span> As we can see in the example, the compiler <text:span text:style-name="T76">has memorized</text:span> ‘x’ and ‘y’ from delegate ‘Comparer’.</text:p>
      <text:p text:style-name="P90">If <text:span text:style-name="T80">we</text:span> <text:span text:style-name="T73">would </text:span>tr<text:span text:style-name="T73">y</text:span> to use arguments ‘a’ and ‘b’ <text:span text:style-name="T76">from </text:span>the ‘Verifier’ delegate, this would fail.</text:p>
      <text:p text:style-name="P110">Verifier ve = function { return a != b; }; // error 'a' and 'b' unknown!</text:p>
      <text:p text:style-name="P91">Because <text:span text:style-name="T78">of this</text:span>, we sometimes must provide explicit argument names for the delegate.</text:p>
      <text:p text:style-name="P111">Verifier ve = function<text:span text:style-name="T74">(i, j) </text:span>{ return <text:span text:style-name="T74">i</text:span> != <text:span text:style-name="T74">j</text:span>; };</text:p>
      <text:p text:style-name="P92">Specifying the names is also convenient if <text:span text:style-name="T81">we</text:span> can’t remember the argument names the delegate type was declared with.</text:p>
      <text:p text:style-name="P92"/>
      <text:h text:style-name="Heading_20_3" text:outline-level="3"><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 DrawRect(0, 0, Width(), Height());<text:line-break/> DrawText(4, 4, "Hello");<text:line-break/>}</text:p>
      <text:p text:style-name="P39">As can be seen in the examples above, a class can <text:span text:style-name="T55">implement</text:span> an interface and at the same time <text:span text:style-name="T65">inherit a hybrid base class</text:span>. <text:span text:style-name="T53">Doing this can have profound consequences.</text:span></text:p>
      <text:h text:style-name="Heading_20_5" text:outline-level="5"><text:reference-mark-start text:name="HybridInterfaceUnrelated"/>hybrid and interface – <text:span text:style-name="T55">unrelated</text:span><text:reference-mark-end text:name="HybridInterfaceUnrelated"/></text:h>
      <text:p text:style-name="P47">If the interface and the hybrid base class are not related to each other, then hybrid will simply inherit all suitable methods and make the resulting class compatible to the interface.</text:p>
      <text:p text:style-name="Text_20_body_20_indent"><text:span text:style-name="T9">This can be useful to create </text:span><text:span text:style-name="T2">wrapper classes</text:span><text:span text:style-name="T9">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9">that share a common base class interface </text:span><text:span text:style-name="T2">IControl</text:span><text:span text:style-name="T9">. Instead of calling the script classes </text:span><text:span text:style-name="T2">OnClick</text:span><text:span text:style-name="T9"> methods directly, we create a wrapper class for the interface and indirectly call the methods through the instance of the wrapper class.</text:span></text:p>
      <text:p text:style-name="P2">Of course there is no real benefit doing that in this example, because the wrapper class does not add any extra functionality. However, we could add more methods and data members to the wrapper class to extend the original functionality <text:span text:style-name="T54">of</text:span> the IControl class.</text:p>
      <text:p text:style-name="P5">Additionally, all methods in the wrapper class are actually delegates that can be selectively reassigned with a new implementation.</text:p>
      <text:h text:style-name="Heading_20_5" text:outline-level="5"><text:reference-mark-start text:name="HybridInterfaceRelated"/>hybrid and interface – <text:span text:style-name="T55">related</text:span><text:reference-mark-end text:name="HybridInterfaceRelated"/></text:h>
      <text:p text:style-name="P33"><text:span text:style-name="T55">A special case arises when we</text:span> <text:span text:style-name="T55">implement</text:span> an interface and use the same interface – or any class <text:span text:style-name="T55">implementing</text:span> that interface – for the hybrid declaration.</text:p>
      <text:p text:style-name="P67">class Control : IControl hybrid <text:span text:style-name="T56">Text</text:span>Control<text:tab/>// <text:span text:style-name="T55">duplicate symbols!</text:span><text:line-break/>{<text:line-break/>}</text:p>
      <text:p text:style-name="P34"><text:span text:style-name="T9">Prior to JewelScript 1.1, this case </text:span><text:span text:style-name="T20">generated</text:span><text:span text:style-name="T9"> a compile-time error, because it leads to duplicate symbols in the new class. Obviously we would derive method OnClick from </text:span><text:span text:style-name="T21">IControl</text:span><text:span text:style-name="T9"> and – as a delegate – from </text:span><text:span text:style-name="T21">TextControl</text:span><text:span text:style-name="T9">.</text:span></text:p>
      <text:p text:style-name="P6">JewelScript 1.1 solves this problem by generating code that implements method OnClick for the interface, which in turn calls the delegate OnClick created from the hybrid base class. That way, we can derive methods from the hybrid base class and still make our new class compatible to the interface.</text:p>
      <text:p text:style-name="P35"><text:soft-page-break/><text:span text:style-name="T9">Another special case is handling of accessors from the hybrid base class. The compiler cannot create delegates from accessors, therefore they aren’t </text:span><text:span text:style-name="T15">normally </text:span><text:span text:style-name="T9">considered as ‘suitable’ methods when using hybrid inheritance.</text:span></text:p>
      <text:p text:style-name="P35"><text:span text:style-name="T9">However, accessors can be declared in interfaces. So if the compiler detects matching accessors in the interface and the hybrid base class, it will again generate code automatically. The generated function will implement accessor</text:span><text:span text:style-name="T14">s</text:span><text:span text:style-name="T9"> derived from the interface and call </text:span><text:span text:style-name="T14">their counterparts</text:span><text:span text:style-name="T9"> defined in the hybrid base class.</text:span></text:p>
      <text:p text:style-name="P6">The automatic code generation will be performed during the linking process, and only if the script developer has chosen not to implement the method or accessor in the new class. That means, it is possible to selectively reimplement methods and accessors.</text:p>
      <text:p text:style-name="P35"><text:span text:style-name="T9">Since the compiler also automatically creates a variable ‘base’ in the new class, which is a reference to the instance </text:span><text:span text:style-name="T16">of our hybrid base class</text:span><text:span text:style-name="T9">, we can even override and call base.</text:span></text:p>
      <text:p text:style-name="P62">strict interface Iperson<text:line-break/>{<text:line-break/> <text:s text:c="3"/>accessor string Name();<text:line-break/> <text:s text:c="3"/>accessor Name(string name);<text:line-break/>}<text:line-break/><text:line-break/>class Person : Iperson<text:line-break/>{<text:line-break/> <text:s text:c="3"/>method Person() { name = "Peter"; }<text:line-break/> <text:s text:c="3"/>accessor string Name() { return name; }<text:line-break/> <text:s text:c="3"/>accessor Name(string s) { name = s; }<text:line-break/> <text:s text:c="3"/>string name;<text:line-break/>}<text:line-break/><text:line-break/>class NewPerson : IPerson hybrid Person<text:line-break/>{<text:line-break/> <text:s text:c="3"/>method NewPerson() hybrid (new Person())<text:line-break/> <text:s text:c="3"/>{<text:line-break/> <text:s text:c="3"/>}<text:line-break/> <text:s text:c="3"/>accessor Name(string s)<text:line-break/> <text:s text:c="3"/>{<text:line-break/> <text:s text:c="7"/>println("NewPerson::SetName = " + s);<text:line-break/> <text:s text:c="7"/>base.Name(s); // this can be used to call base class<text:line-break/> <text:s text:c="3"/>}<text:line-break/>}<text:line-break/></text:p>
      <text:p text:style-name="P7">To summarize: By declaring methods and accessors in a common interface and having classes implement that interface, hybrid inheritance allows us almost true sub-classing.</text:p>
      <text:p text:style-name="P36"><text:span text:style-name="T9">The </text:span><text:span text:style-name="T2">NewPerson</text:span><text:span text:style-name="T9"> class above can again be used as a base class for a new class </text:span><text:span text:style-name="T2">AnotherPerson</text:span><text:span text:style-name="T9">, in which we would have the option of either inheriting base functionality, or selectively reimplementing </text:span><text:span text:style-name="T17">methods and accessors</text:span><text:span text:style-name="T9">.</text:span></text:p>
      <text:h text:style-name="P104" text:outline-level="7">strict interfaces</text:h>
      <text:p text:style-name="P40"><text:span text:style-name="T9">If the interface </text:span><text:span text:style-name="T22">our new class implements</text:span><text:span text:style-name="T9"> has been declared strict, JewelScript will regard existing counterpart</text:span><text:span text:style-name="T25">s</text:span><text:span text:style-name="T9"> for </text:span><text:span text:style-name="T23">the interface’s</text:span><text:span text:style-name="T9"> methods </text:span><text:span text:style-name="T23">and</text:span><text:span text:style-name="T9"> accessors in the hybrid base class as </text:span><text:span text:style-name="T26">sufficient</text:span><text:span text:style-name="T9">.</text:span></text:p>
      <text:p text:style-name="P40"><text:span text:style-name="T9">That means, there will be no link-time error if methods or accessors derived from a </text:span><text:span text:style-name="T24">strict</text:span><text:span text:style-name="T9"> interface are not implemented in the new class. The fact that a base class implementation exists is satisfactory for the linking process.</text:span></text:p>
      <text:p text:style-name="P8"/>
      <text:h text:style-name="Heading_20_3" text:outline-level="3"><text:reference-mark-start text:name="stat_alias"/>Type aliases<text:reference-mark-end text:name="stat_alias"/></text:h>
      <text:p text:style-name="Text_20_body_20_indent">The <text:span text:style-name="T37">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94"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66">strict interface exception<text:line-break/>{<text:line-break/> <text:s text:c="3"/>method int getError();<text:line-break/> <text:s text:c="3"/>method <text:span text:style-name="T48">string</text:span> get<text:span text:style-name="T48">Message</text:span>();<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string s) <text:s text:c="2"/>{ _s = s; }<text:line-break/><text:tab/>method int getError() <text:s text:c="16"/>{ return typeof(<text:span text:style-name="T48">this</text:span>); }<text:line-break/><text:tab/>method string getMessage() <text:s text:c="11"/>{ return _s; }<text:line-break/><text:tab/>string _s;<text:line-break/>}<text:line-break/><text:line-break/>function var Incrementor(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text:span text:style-name="T49">never</text:span> return 0. Apart from that, the native application is free to define any value and meaning of error codes that can be thrown. The example above just returns the type-id of the exception class as the error code.</text:p>
      <text:p text:style-name="P28"><text:span text:style-name="T50">T</text:span>he API function NTLHandleToErrorMessage() can be called to retrieve the exception’s error message. The API function will call the exception object’s getMessage() method to retrieve the string.</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P29">This chapter has been removed.</text:p>
      <text:p text:style-name="P29">For the most recent information on the binding code generator, please visit:</text:p>
      <text:p text:style-name="P29"><text:a xlink:type="simple" xlink:href="http://www.jewe.org/?p=29">http://www.jewe.org/?p=29</text:a></text:p>
      <text:p text:style-name="P29"/>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78" text:outline-level="1">3. <text:reference-mark-start text:name="builtin_classes"/>Built-in class reference<text:reference-mark-end text:name="builtin_classes"/></text:h>
      <text:p text:style-name="P20">This chapter <text:span text:style-name="T40">has been removed.</text:span></text:p>
      <text:p text:style-name="P19">To browse the built-in class documentation, visit the developer blog at:</text:p>
      <text:p text:style-name="P18"><text:a xlink:type="simple" xlink:href="http://www.jewe.org/jewelscript/docs/builtin/index.html">http://www.jewe.org/jewelscript/docs/builtin/index.html</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3" svg:font-family="'Courier New', monospace"/>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_20_indent" style:default-outline-level="1" style:class="text" style:master-page-name="">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master-page-name="">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style:contextual-spacing="false" fo:text-align="start" style:justify-single-word="false" style:page-number="auto" fo:background-color="#ccff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family="'Courier New'" style:font-family-generic="modern" style:font-pitch="fixed" fo:font-size="9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family="'Courier New'" style:font-style-name="Standard" style:font-family-generic="modern" style:font-pitch="fixed" fo:font-size="9pt"/>
    </style:style>
    <style:style style:name="Syntax_20_Notation" style:display-name="Syntax Notation" style:family="paragraph" style:parent-style-name="Preformatted_20_Text">
      <style:paragraph-properties fo:margin-top="0cm" fo:margin-bottom="0.21cm" style:contextual-spacing="false" style:line-height-at-least="0.45cm" fo:background-color="#ffffcc">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fo:font-family="'Courier New'" style:font-style-name="Regular" style:font-family-generic="modern" style:font-pitch="fixe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1</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JewelScript Reference Manual</dc:title>
    <meta:initial-creator>jewe jewe</meta:initial-creator>
    <meta:creation-date>2006-05-10T11:58:05</meta:creation-date>
    <dc:creator>Stefan Kuhn</dc:creator>
    <dc:date>2014-04-21T05:35:18.026000000</dc:date>
    <meta:editing-cycles>2510</meta:editing-cycles>
    <meta:editing-duration>P6DT18H47M19S</meta:editing-duration>
    <meta:document-statistic meta:table-count="5" meta:image-count="0" meta:object-count="0" meta:page-count="84" meta:paragraph-count="1466" meta:word-count="32393" meta:character-count="194696" meta:non-whitespace-character-count="162368"/>
    <meta:user-defined meta:name="Info 1"/>
    <meta:user-defined meta:name="Info 2"/>
    <meta:user-defined meta:name="Info 3"/>
    <meta:user-defined meta:name="Info 4"/>
  </office:meta>
</office:document-meta>
</file>